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1310000006C5D84F6CA.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Times-Roman" svg:font-family="Times-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2" style:family="table">
      <style:table-properties style:width="6.925in" table:align="margins" style:writing-mode="lr-tb"/>
    </style:style>
    <style:style style:name="Table2.A" style:family="table-column">
      <style:table-column-properties style:column-width="0.8653in" style:rel-column-width="8191*"/>
    </style:style>
    <style:style style:name="Table2.H" style:family="table-column">
      <style:table-column-properties style:column-width="0.866in" style:rel-column-width="8198*"/>
    </style:style>
    <style:style style:name="Table2.A1" style:family="table-cell">
      <style:table-cell-properties fo:padding="0.0382in" fo:border-left="0.0007in solid #000000" fo:border-right="none" fo:border-top="0.0007in solid #000000" fo:border-bottom="0.0007in solid #000000"/>
    </style:style>
    <style:style style:name="Table2.H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H2" style:family="table-cell">
      <style:table-cell-properties fo:padding="0.0382in" fo:border-left="0.0007in solid #000000" fo:border-right="0.0007in solid #000000" fo:border-top="none" fo:border-bottom="0.0007in solid #000000"/>
    </style:style>
    <style:style style:name="Table3" style:family="table">
      <style:table-properties style:width="6.925in" table:align="margins" style:writing-mode="lr-tb"/>
    </style:style>
    <style:style style:name="Table3.A" style:family="table-column">
      <style:table-column-properties style:column-width="0.8653in" style:rel-column-width="8191*"/>
    </style:style>
    <style:style style:name="Table3.H" style:family="table-column">
      <style:table-column-properties style:column-width="0.866in" style:rel-column-width="8198*"/>
    </style:style>
    <style:style style:name="Table3.A1" style:family="table-cell">
      <style:table-cell-properties fo:padding="0.0382in" fo:border-left="0.0007in solid #000000" fo:border-right="none" fo:border-top="0.0007in solid #000000" fo:border-bottom="0.0007in solid #000000"/>
    </style:style>
    <style:style style:name="Table3.H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H2" style:family="table-cell">
      <style:table-cell-properties fo:padding="0.0382in" fo:border-left="0.0007in solid #000000" fo:border-right="0.0007in solid #000000" fo:border-top="none" fo:border-bottom="0.0007in solid #000000"/>
    </style:style>
    <style:style style:name="Table4" style:family="table">
      <style:table-properties style:width="6.925in" table:align="margins" style:writing-mode="lr-tb"/>
    </style:style>
    <style:style style:name="Table4.A" style:family="table-column">
      <style:table-column-properties style:column-width="0.8653in" style:rel-column-width="8191*"/>
    </style:style>
    <style:style style:name="Table4.H" style:family="table-column">
      <style:table-column-properties style:column-width="0.866in" style:rel-column-width="8198*"/>
    </style:style>
    <style:style style:name="Table4.A1" style:family="table-cell">
      <style:table-cell-properties fo:padding="0.0382in" fo:border-left="0.0007in solid #000000" fo:border-right="none" fo:border-top="0.0007in solid #000000" fo:border-bottom="0.0007in solid #000000"/>
    </style:style>
    <style:style style:name="Table4.H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G2" style:family="table-cell">
      <style:table-cell-properties fo:padding="0.0382in" fo:border-left="0.0007in solid #000000" fo:border-right="0.0007in solid #000000" fo:border-top="none" fo:border-bottom="0.0007in solid #000000"/>
    </style:style>
    <style:style style:name="Table5" style:family="table">
      <style:table-properties style:width="6.925in" table:align="margins" style:writing-mode="lr-tb"/>
    </style:style>
    <style:style style:name="Table5.A" style:family="table-column">
      <style:table-column-properties style:column-width="0.8653in" style:rel-column-width="8191*"/>
    </style:style>
    <style:style style:name="Table5.H" style:family="table-column">
      <style:table-column-properties style:column-width="0.866in" style:rel-column-width="8198*"/>
    </style:style>
    <style:style style:name="Table5.A1" style:family="table-cell">
      <style:table-cell-properties fo:padding="0.0382in" fo:border-left="0.0007in solid #000000" fo:border-right="none" fo:border-top="0.0007in solid #000000" fo:border-bottom="0.0007in solid #000000"/>
    </style:style>
    <style:style style:name="Table5.H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G2" style:family="table-cell">
      <style:table-cell-properties fo:padding="0.0382in" fo:border-left="0.0007in solid #000000" fo:border-right="0.0007in solid #000000" fo:border-top="none" fo:border-bottom="0.0007in solid #000000"/>
    </style:style>
    <style:style style:name="Table6" style:family="table">
      <style:table-properties style:width="6.925in" table:align="margins" style:writing-mode="lr-tb"/>
    </style:style>
    <style:style style:name="Table6.A" style:family="table-column">
      <style:table-column-properties style:column-width="0.8653in" style:rel-column-width="8191*"/>
    </style:style>
    <style:style style:name="Table6.H" style:family="table-column">
      <style:table-column-properties style:column-width="0.866in" style:rel-column-width="8198*"/>
    </style:style>
    <style:style style:name="Table6.A1" style:family="table-cell">
      <style:table-cell-properties fo:padding="0.0382in" fo:border-left="0.0007in solid #000000" fo:border-right="none" fo:border-top="0.0007in solid #000000" fo:border-bottom="0.0007in solid #000000"/>
    </style:style>
    <style:style style:name="Table6.H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G2" style:family="table-cell">
      <style:table-cell-properties fo:padding="0.0382in" fo:border-left="0.0007in solid #000000" fo:border-right="0.0007in solid #000000" fo:border-top="none" fo:border-bottom="0.0007in solid #000000"/>
    </style:style>
    <style:style style:name="P1" style:family="paragraph" style:parent-style-name="Text_20_body">
      <style:text-properties fo:font-variant="normal" fo:text-transform="none" fo:font-style="normal"/>
    </style:style>
    <style:style style:name="P2" style:family="paragraph" style:parent-style-name="Standard">
      <style:text-properties fo:font-variant="normal" fo:text-transform="none" fo:font-style="normal"/>
    </style:style>
    <style:style style:name="P3" style:family="paragraph" style:parent-style-name="Standard">
      <style:text-properties fo:font-style="normal" style:font-style-asian="normal" style:font-style-complex="normal"/>
    </style:style>
    <style:style style:name="P4" style:family="paragraph" style:parent-style-name="Standard" style:list-style-name="L1">
      <style:text-properties fo:font-variant="normal" fo:text-transform="none" fo:font-style="normal"/>
    </style:style>
    <style:style style:name="P5" style:family="paragraph" style:parent-style-name="Standard" style:list-style-name="L2"/>
    <style:style style:name="P6" style:family="paragraph" style:parent-style-name="Standard" style:list-style-name="L2">
      <style:text-properties fo:font-variant="normal" fo:text-transform="none" fo:font-style="normal"/>
    </style:style>
    <style:style style:name="P7" style:family="paragraph" style:parent-style-name="Standard" style:list-style-name="L3">
      <style:text-properties fo:font-variant="normal" fo:text-transform="none" fo:font-style="normal"/>
    </style:style>
    <style:style style:name="P8"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9" style:family="paragraph" style:parent-style-name="Header">
      <style:text-properties fo:language="zxx" fo:country="none" style:language-asian="zxx" style:country-asian="none"/>
    </style:style>
    <style:style style:name="P10" style:family="paragraph" style:parent-style-name="Header">
      <style:paragraph-properties style:snap-to-layout-grid="false"/>
    </style:style>
    <style:style style:name="P11"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12"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13" style:family="paragraph" style:parent-style-name="Footer">
      <style:paragraph-properties>
        <style:tab-stops>
          <style:tab-stop style:position="3in" style:type="center"/>
          <style:tab-stop style:position="6.5in" style:type="right"/>
        </style:tab-stops>
      </style:paragraph-properties>
    </style:style>
    <style:style style:name="P14" style:family="paragraph" style:parent-style-name="Footer">
      <style:paragraph-properties>
        <style:tab-stops>
          <style:tab-stop style:position="2.8437in"/>
        </style:tab-stops>
      </style:paragraph-properties>
    </style:style>
    <style:style style:name="P15" style:family="paragraph" style:parent-style-name="Standard">
      <style:text-properties fo:font-variant="normal" fo:text-transform="none" fo:font-style="normal"/>
    </style:style>
    <style:style style:name="P16" style:family="paragraph" style:parent-style-name="Text_20_body">
      <style:text-properties fo:font-variant="normal" fo:text-transform="none" fo:font-style="normal"/>
    </style:style>
    <style:style style:name="P17" style:family="paragraph" style:parent-style-name="Text_20_body">
      <style:text-properties fo:font-variant="normal" fo:text-transform="none" style:font-name="Times New Roman" fo:font-style="normal"/>
    </style:style>
    <style:style style:name="P18" style:family="paragraph" style:parent-style-name="Text_20_body">
      <style:text-properties style:font-name="Times New Roman"/>
    </style:style>
    <style:style style:name="P19"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20" style:family="paragraph" style:parent-style-name="Text_20_body">
      <style:paragraph-properties fo:margin-left="0.5in" fo:margin-right="0in" fo:text-indent="0in" style:auto-text-indent="false"/>
    </style:style>
    <style:style style:name="P21" style:family="paragraph" style:parent-style-name="Text_20_body">
      <style:paragraph-properties fo:margin-left="0.5in" fo:margin-right="0in" fo:text-indent="0in" style:auto-text-indent="false"/>
      <style:text-properties style:font-name="Times New Roman"/>
    </style:style>
    <style:style style:name="P22" style:family="paragraph" style:parent-style-name="Text_20_body">
      <style:paragraph-properties fo:margin-left="0.5in" fo:margin-right="0in" fo:text-indent="0in" style:auto-text-indent="false"/>
      <style:text-properties style:use-window-font-color="true" style:font-name-asian="Times-Roman" style:font-name-complex="Times-Roman"/>
    </style:style>
    <style:style style:name="P23" style:family="paragraph" style:parent-style-name="Standard">
      <style:paragraph-properties fo:break-before="page"/>
    </style:style>
    <style:style style:name="P24" style:family="paragraph" style:parent-style-name="Standard" style:list-style-name="L4"/>
    <style:style style:name="P25" style:family="paragraph" style:parent-style-name="Standard" style:list-style-name="L5"/>
    <style:style style:name="P26" style:family="paragraph" style:parent-style-name="Standard">
      <style:text-properties fo:font-variant="normal" fo:text-transform="none" fo:font-style="normal"/>
    </style:style>
    <style:style style:name="P27" style:family="paragraph" style:parent-style-name="Standard" style:list-style-name="L1">
      <style:text-properties fo:font-variant="normal" fo:text-transform="none" fo:font-style="normal"/>
    </style:style>
    <style:style style:name="P28" style:family="paragraph" style:parent-style-name="Standard" style:list-style-name="L3">
      <style:text-properties fo:font-variant="normal" fo:text-transform="none" fo:font-style="normal"/>
    </style:style>
    <style:style style:name="P29" style:family="paragraph" style:parent-style-name="Standard" style:list-style-name="L7">
      <style:text-properties fo:font-variant="normal" fo:text-transform="none" fo:font-style="normal"/>
    </style:style>
    <style:style style:name="P30" style:family="paragraph" style:parent-style-name="Standard" style:list-style-name="L2">
      <style:text-properties fo:font-variant="normal" fo:text-transform="none" fo:font-style="normal"/>
    </style:style>
    <style:style style:name="P31" style:family="paragraph" style:parent-style-name="Standard">
      <style:text-properties fo:font-variant="normal" fo:text-transform="none" fo:font-style="italic" style:font-style-asian="italic" style:font-style-complex="italic"/>
    </style:style>
    <style:style style:name="P32" style:family="paragraph" style:parent-style-name="Standard" style:list-style-name="L8"/>
    <style:style style:name="P33" style:family="paragraph" style:parent-style-name="Standard" style:list-style-name="L9"/>
    <style:style style:name="P34" style:family="paragraph" style:parent-style-name="Standard" style:list-style-name="L9">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35" style:family="paragraph" style:parent-style-name="Standard">
      <style:text-properties fo:font-style="normal" style:font-style-asian="normal" style:font-style-complex="normal"/>
    </style:style>
    <style:style style:name="P36" style:family="paragraph" style:parent-style-name="Standard">
      <style:text-properties fo:font-style="italic" style:font-style-asian="italic" style:font-style-complex="italic"/>
    </style:style>
    <style:style style:name="P37" style:family="paragraph" style:parent-style-name="Standard" style:list-style-name="L2"/>
    <style:style style:name="P38" style:family="paragraph" style:parent-style-name="Text_20_body" style:list-style-name="L6"/>
    <style:style style:name="P39" style:family="paragraph" style:parent-style-name="Text_20_body">
      <style:text-properties fo:font-variant="normal" fo:text-transform="none" fo:font-style="normal"/>
    </style:style>
    <style:style style:name="P40" style:family="paragraph" style:parent-style-name="Text_20_body">
      <style:text-properties fo:font-variant="normal" fo:text-transform="none" fo:font-style="italic" style:font-style-asian="italic" style:font-style-complex="italic"/>
    </style:style>
    <style:style style:name="P41" style:family="paragraph" style:parent-style-name="Heading_20_1" style:master-page-name="First_20_Page">
      <style:paragraph-properties style:page-number="auto"/>
    </style:style>
    <style:style style:name="P42" style:family="paragraph" style:parent-style-name="Heading_20_3">
      <style:text-properties style:use-window-font-color="true" style:font-name="Times New Roman" fo:font-size="12pt" fo:language="en" fo:country="US" style:font-name-asian="Times New Roman" style:font-size-asian="18pt" style:font-name-complex="Times New Roman" style:font-size-complex="12pt" style:language-complex="ar" style:country-complex="SA" style:font-weight-complex="bold"/>
    </style:style>
    <style:style style:name="P43" style:family="paragraph" style:parent-style-name="Contents_20_1">
      <style:paragraph-properties>
        <style:tab-stops>
          <style:tab-stop style:position="6.9252in" style:type="right" style:leader-style="dotted" style:leader-text="."/>
        </style:tab-stops>
      </style:paragraph-properties>
    </style:style>
    <style:style style:name="P44" style:family="paragraph" style:parent-style-name="Contents_20_2">
      <style:paragraph-properties>
        <style:tab-stops>
          <style:tab-stop style:position="6.9252in" style:type="right" style:leader-style="dotted" style:leader-text="."/>
        </style:tab-stops>
      </style:paragraph-properties>
    </style:style>
    <style:style style:name="P45" style:family="paragraph" style:parent-style-name="Contents_20_3">
      <style:paragraph-properties>
        <style:tab-stops>
          <style:tab-stop style:position="6.9252in" style:type="right" style:leader-style="dotted" style:leader-text="."/>
        </style:tab-stops>
      </style:paragraph-properties>
    </style:style>
    <style:style style:name="P46" style:family="paragraph">
      <style:paragraph-properties style:writing-mode="lr-tb"/>
    </style:style>
    <style:style style:name="P47" style:family="paragraph">
      <style:paragraph-properties style:writing-mode="lr-tb"/>
      <style:text-properties style:font-name="Times New Roman1" fo:font-size="1pt" style:font-name-asian="Times New Roman1" style:font-name-complex="Times New Roman1"/>
    </style:style>
    <style:style style:name="T1" style:family="text">
      <style:text-properties style:font-style-asian="italic" style:font-style-complex="italic"/>
    </style:style>
    <style:style style:name="T2" style:family="text">
      <style:text-properties fo:font-style="italic" style:font-style-asian="italic" style:font-style-complex="italic"/>
    </style:style>
    <style:style style:name="T3" style:family="text">
      <style:text-properties fo:font-variant="normal" fo:text-transform="none" fo:font-style="normal"/>
    </style:style>
    <style:style style:name="T4" style:family="text">
      <style:text-properties fo:font-size="8pt" style:font-size-asian="8pt"/>
    </style:style>
    <style:style style:name="T5" style:family="text">
      <style:text-properties fo:font-size="8pt" style:font-size-asian="8pt" style:font-size-complex="8pt"/>
    </style:style>
    <style:style style:name="T6" style:family="text">
      <style:text-properties fo:font-size="9pt" style:font-size-asian="9pt"/>
    </style:style>
    <style:style style:name="T7"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8" style:family="text">
      <style:text-properties style:use-window-font-color="true" style:font-name="Times New Roman" fo:font-size="12pt" fo:language="en" fo:country="US" style:font-name-asian="Times New Roman" style:font-size-asian="18pt" style:font-name-complex="Times New Roman" style:font-size-complex="12pt" style:language-complex="ar" style:country-complex="SA" style:font-weight-complex="bold"/>
    </style:style>
    <style:style style:name="T9" style:family="text">
      <style:text-properties style:text-underline-style="solid" style:text-underline-width="auto" style:text-underline-color="font-color"/>
    </style:style>
    <style:style style:name="T10" style:family="text">
      <style:text-properties style:text-position="33% 80%"/>
    </style:style>
    <style:style style:name="T11" style:family="text">
      <style:text-properties style:font-name="Times New Roman"/>
    </style:style>
    <style:style style:name="T12" style:family="text">
      <style:text-properties fo:font-variant="normal" fo:text-transform="none" fo:font-style="normal"/>
    </style:style>
    <style:style style:name="T13" style:family="text">
      <style:text-properties fo:font-style="italic" style:font-style-asian="italic" style:font-style-complex="italic"/>
    </style:style>
    <style:style style:name="T14" style:family="text">
      <style:text-properties style:font-style-asian="italic" style:font-style-complex="italic"/>
    </style:style>
    <style:style style:name="T15" style:family="text">
      <style:text-properties fo:font-style="normal" style:font-style-asian="normal" style:font-style-complex="normal"/>
    </style:style>
    <style:style style:name="T16"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from-left" style:horizontal-rel="paragraph" draw:wrap-influence-on-position="once-concurrent" style:flow-with-text="false"/>
    </style:style>
    <style:style style:name="gr2"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office:automatic-styles>
  <office:body>
    <office:text text:use-soft-page-breaks="true">
      <office:forms form:automatic-focus="false" form:apply-design-mode="false"/>
      <text:tracked-changes>
        <text:changed-region xml:id="ct519930080" text:id="ct519930080">
          <text:insertion>
            <office:change-info>
              <dc:creator>Bob Jacobsen</dc:creator>
              <dc:date>2013-03-31T19:50:00</dc:date>
            </office:change-info>
          </text:insertion>
        </text:changed-region>
        <text:changed-region xml:id="ct168504848" text:id="ct168504848">
          <text:insertion>
            <office:change-info>
              <dc:creator>Bob Jacobsen</dc:creator>
              <dc:date>2013-03-29T20:11:00</dc:date>
            </office:change-info>
          </text:insertion>
        </text:changed-region>
        <text:changed-region xml:id="ct168504944" text:id="ct168504944">
          <text:insertion>
            <office:change-info>
              <dc:creator>Bob Jacobsen</dc:creator>
              <dc:date>2013-03-29T20:12:00</dc:date>
            </office:change-info>
          </text:insertion>
        </text:changed-region>
        <text:changed-region xml:id="ct168505072" text:id="ct168505072">
          <text:insertion>
            <office:change-info>
              <dc:creator>Bob Jacobsen</dc:creator>
              <dc:date>2013-03-29T20:13:00</dc:date>
            </office:change-info>
          </text:insertion>
        </text:changed-region>
        <text:changed-region xml:id="ct168507632" text:id="ct168507632">
          <text:insertion>
            <office:change-info>
              <dc:creator>Bob Jacobsen</dc:creator>
              <dc:date>2013-03-29T20:14:00</dc:date>
            </office:change-info>
          </text:insertion>
        </text:changed-region>
        <text:changed-region xml:id="ct168507856" text:id="ct168507856">
          <text:insertion>
            <office:change-info>
              <dc:creator>Bob Jacobsen</dc:creator>
              <dc:date>2013-03-29T20:15:00</dc:date>
            </office:change-info>
          </text:insertion>
        </text:changed-region>
        <text:changed-region xml:id="ct168508336" text:id="ct168508336">
          <text:insertion>
            <office:change-info>
              <dc:creator>Bob Jacobsen</dc:creator>
              <dc:date>2013-03-29T20:16:00</dc:date>
            </office:change-info>
          </text:insertion>
        </text:changed-region>
        <text:changed-region xml:id="ct168506208" text:id="ct168506208">
          <text:insertion>
            <office:change-info>
              <dc:creator>Bob Jacobsen</dc:creator>
              <dc:date>2013-03-29T20:17:00</dc:date>
            </office:change-info>
          </text:insertion>
        </text:changed-region>
        <text:changed-region xml:id="ct168508976" text:id="ct168508976">
          <text:insertion>
            <office:change-info>
              <dc:creator>Bob Jacobsen</dc:creator>
              <dc:date>2013-03-29T20:18:00</dc:date>
            </office:change-info>
          </text:insertion>
        </text:changed-region>
        <text:changed-region xml:id="ct168509456" text:id="ct168509456">
          <text:insertion>
            <office:change-info>
              <dc:creator>Bob Jacobsen</dc:creator>
              <dc:date>2013-03-29T20:19:00</dc:date>
            </office:change-info>
          </text:insertion>
        </text:changed-region>
        <text:changed-region xml:id="ct168508064" text:id="ct168508064">
          <text:insertion>
            <office:change-info>
              <dc:creator>Bob Jacobsen</dc:creator>
              <dc:date>2013-03-24T12:55:00</dc:date>
            </office:change-info>
          </text:insertion>
        </text:changed-region>
        <text:changed-region xml:id="ct168508528" text:id="ct168508528">
          <text:insertion>
            <office:change-info>
              <dc:creator>Bob Jacobsen</dc:creator>
              <dc:date>2013-03-24T12:56:00</dc:date>
            </office:change-info>
          </text:insertion>
        </text:changed-region>
        <text:changed-region xml:id="ct168515568" text:id="ct168515568">
          <text:insertion>
            <office:change-info>
              <dc:creator>Bob Jacobsen</dc:creator>
              <dc:date>2013-03-24T12:57:00</dc:date>
            </office:change-info>
          </text:insertion>
        </text:changed-region>
        <text:changed-region xml:id="ct168515696" text:id="ct168515696">
          <text:insertion>
            <office:change-info>
              <dc:creator>Bob Jacobsen</dc:creator>
              <dc:date>2013-03-24T12:58:00</dc:date>
            </office:change-info>
          </text:insertion>
        </text:changed-region>
        <text:changed-region xml:id="ct168517232" text:id="ct168517232">
          <text:insertion>
            <office:change-info>
              <dc:creator>Bob Jacobsen</dc:creator>
              <dc:date>2013-03-24T13:00:00</dc:date>
            </office:change-info>
          </text:insertion>
        </text:changed-region>
        <text:changed-region xml:id="ct168517360" text:id="ct168517360">
          <text:insertion>
            <office:change-info>
              <dc:creator>Bob Jacobsen</dc:creator>
              <dc:date>2013-03-29T20:23:00</dc:date>
            </office:change-info>
          </text:insertion>
        </text:changed-region>
        <text:changed-region xml:id="ct168517456" text:id="ct168517456">
          <text:insertion>
            <office:change-info>
              <dc:creator>Bob Jacobsen</dc:creator>
              <dc:date>2013-03-29T20:24:00</dc:date>
            </office:change-info>
          </text:insertion>
        </text:changed-region>
        <text:changed-region xml:id="ct168503408" text:id="ct168503408">
          <text:insertion>
            <office:change-info>
              <dc:creator>Bob Jacobsen</dc:creator>
              <dc:date>2013-03-26T18:38:00</dc:date>
            </office:change-info>
          </text:insertion>
        </text:changed-region>
        <text:changed-region xml:id="ct168503536" text:id="ct168503536">
          <text:insertion>
            <office:change-info>
              <dc:creator>Bob Jacobsen</dc:creator>
              <dc:date>2013-03-26T19:07:00</dc:date>
            </office:change-info>
          </text:insertion>
        </text:changed-region>
        <text:changed-region xml:id="ct168678032" text:id="ct168678032">
          <text:insertion>
            <office:change-info>
              <dc:creator>Bob Jacobsen</dc:creator>
              <dc:date>2013-03-26T18:38:00</dc:date>
            </office:change-info>
          </text:insertion>
        </text:changed-region>
        <text:changed-region xml:id="ct168678576" text:id="ct168678576">
          <text:deletion>
            <office:change-info>
              <dc:creator>Bob Jacobsen</dc:creator>
              <dc:date>2013-03-26T19:38:00</dc:date>
            </office:change-info>
            <text:p text:style-name="Text_20_body">generates </text:p>
          </text:deletion>
        </text:changed-region>
        <text:changed-region xml:id="ct168678704" text:id="ct168678704">
          <text:insertion>
            <office:change-info>
              <dc:creator>Bob Jacobsen</dc:creator>
              <dc:date>2013-03-26T19:38:00</dc:date>
            </office:change-info>
          </text:insertion>
        </text:changed-region>
        <text:changed-region xml:id="ct168520848" text:id="ct168520848">
          <text:deletion>
            <office:change-info>
              <dc:creator>Bob Jacobsen</dc:creator>
              <dc:date>2013-03-26T19:39:00</dc:date>
            </office:change-info>
            <text:p text:style-name="Text_20_body">generator</text:p>
          </text:deletion>
        </text:changed-region>
        <text:changed-region xml:id="ct168521008" text:id="ct168521008">
          <text:insertion>
            <office:change-info>
              <dc:creator>Bob Jacobsen</dc:creator>
              <dc:date>2013-03-26T19:39:00</dc:date>
            </office:change-info>
          </text:insertion>
        </text:changed-region>
        <text:changed-region xml:id="ct168521168" text:id="ct168521168">
          <text:insertion>
            <office:change-info>
              <dc:creator>Bob Jacobsen</dc:creator>
              <dc:date>2013-03-26T19:09:00</dc:date>
            </office:change-info>
          </text:insertion>
        </text:changed-region>
        <text:changed-region xml:id="ct168521264" text:id="ct168521264">
          <text:deletion>
            <office:change-info>
              <dc:creator>Bob Jacobsen</dc:creator>
              <dc:date>2013-03-26T19:09:00</dc:date>
            </office:change-info>
            <text:p text:style-name="Text_20_body">13</text:p>
          </text:deletion>
        </text:changed-region>
        <text:changed-region xml:id="ct515305312" text:id="ct515305312">
          <text:insertion>
            <office:change-info>
              <dc:creator>Bob Jacobsen</dc:creator>
              <dc:date>2013-03-31T19:51:00</dc:date>
            </office:change-info>
          </text:insertion>
        </text:changed-region>
        <text:changed-region xml:id="ct168521392" text:id="ct168521392">
          <text:deletion>
            <office:change-info>
              <dc:creator>Bob Jacobsen</dc:creator>
              <dc:date>2013-03-26T19:09:00</dc:date>
            </office:change-info>
            <text:p text:style-name="Text_20_body"/>
            <text:p text:style-name="Text_20_body"/>
            <text:p text:style-name="Text_20_body"/>
          </text:deletion>
        </text:changed-region>
        <text:changed-region xml:id="ct513781504" text:id="ct513781504">
          <text:insertion>
            <office:change-info>
              <dc:creator>Bob Jacobsen</dc:creator>
              <dc:date>2013-03-31T19:51:00</dc:date>
            </office:change-info>
          </text:insertion>
        </text:changed-region>
        <text:changed-region xml:id="ct514386976" text:id="ct514386976">
          <text:deletion>
            <office:change-info>
              <dc:creator>Bob Jacobsen</dc:creator>
              <dc:date>2013-03-31T19:51:00</dc:date>
            </office:change-info>
            <text:p text:style-name="P1">Simple nodes can then </text:p>
          </text:deletion>
        </text:changed-region>
        <text:changed-region xml:id="ct514441472" text:id="ct514441472">
          <text:insertion>
            <office:change-info>
              <dc:creator>Bob Jacobsen</dc:creator>
              <dc:date>2013-03-31T19:51:00</dc:date>
            </office:change-info>
          </text:insertion>
        </text:changed-region>
        <text:changed-region xml:id="ct515205328" text:id="ct515205328">
          <text:deletion>
            <office:change-info>
              <dc:creator>Bob Jacobsen</dc:creator>
              <dc:date>2013-03-31T19:52:00</dc:date>
            </office:change-info>
            <text:p text:style-name="Text_20_body">(</text:p>
          </text:deletion>
        </text:changed-region>
        <text:changed-region xml:id="ct505633792" text:id="ct505633792">
          <text:deletion>
            <office:change-info>
              <dc:creator>Bob Jacobsen</dc:creator>
              <dc:date>2013-03-31T19:52:00</dc:date>
            </office:change-info>
            <text:p text:style-name="Text_20_body">e.g. </text:p>
          </text:deletion>
        </text:changed-region>
        <text:changed-region xml:id="ct519739024" text:id="ct519739024">
          <text:insertion>
            <office:change-info>
              <dc:creator>Bob Jacobsen</dc:creator>
              <dc:date>2013-03-31T19:52:00</dc:date>
            </office:change-info>
          </text:insertion>
        </text:changed-region>
        <text:changed-region xml:id="ct514336592" text:id="ct514336592">
          <text:deletion>
            <office:change-info>
              <dc:creator>Bob Jacobsen</dc:creator>
              <dc:date>2013-03-31T19:52:00</dc:date>
            </office:change-info>
            <text:p text:style-name="Text_20_body">)</text:p>
          </text:deletion>
        </text:changed-region>
        <text:changed-region xml:id="ct514440256" text:id="ct514440256">
          <text:insertion>
            <office:change-info>
              <dc:creator>Bob Jacobsen</dc:creator>
              <dc:date>2013-03-31T19:52:00</dc:date>
            </office:change-info>
          </text:insertion>
        </text:changed-region>
        <text:changed-region xml:id="ct505605648" text:id="ct505605648">
          <text:insertion>
            <office:change-info>
              <dc:creator>Bob Jacobsen</dc:creator>
              <dc:date>2013-03-31T19:52:00</dc:date>
            </office:change-info>
          </text:insertion>
        </text:changed-region>
        <text:changed-region xml:id="ct168521904" text:id="ct168521904">
          <text:insertion>
            <office:change-info>
              <dc:creator>Bob Jacobsen</dc:creator>
              <dc:date>2013-03-29T20:25:00</dc:date>
            </office:change-info>
          </text:insertion>
        </text:changed-region>
        <text:changed-region xml:id="ct168522992" text:id="ct168522992">
          <text:deletion>
            <office:change-info>
              <dc:creator>Bob Jacobsen</dc:creator>
              <dc:date>2013-03-26T19:32:00</dc:date>
            </office:change-info>
            <text:p text:style-name="P2">The</text:p>
          </text:deletion>
        </text:changed-region>
        <text:changed-region xml:id="ct168522864" text:id="ct168522864">
          <text:deletion>
            <office:change-info>
              <dc:creator>Bob Jacobsen</dc:creator>
              <dc:date>2013-03-29T20:24:00</dc:date>
            </office:change-info>
            <text:p text:style-name="P2"><text:s/>event ranges </text:p>
          </text:deletion>
        </text:changed-region>
        <text:changed-region xml:id="ct168522736" text:id="ct168522736">
          <text:deletion>
            <office:change-info>
              <dc:creator>Bob Jacobsen</dc:creator>
              <dc:date>2013-03-26T19:32:00</dc:date>
            </office:change-info>
            <text:p text:style-name="P2">NNN and NNNN </text:p>
          </text:deletion>
        </text:changed-region>
        <text:changed-region xml:id="ct168522608" text:id="ct168522608">
          <text:deletion>
            <office:change-info>
              <dc:creator>Bob Jacobsen</dc:creator>
              <dc:date>2013-03-29T20:24:00</dc:date>
            </office:change-info>
            <text:p text:style-name="P2">has been reserved for these messages. </text:p>
            <text:p text:style-name="Standard">Time Event Upper Part refers to </text:p>
            <text:p text:style-name="Standard">Date Event Upper Part refers to </text:p>
            <text:p text:style-name="Standard">Rate Event Upper Part refers to</text:p>
            <text:p text:style-name="P2"/>
          </text:deletion>
        </text:changed-region>
        <text:changed-region xml:id="ct168522480" text:id="ct168522480">
          <text:deletion>
            <office:change-info>
              <dc:creator>Bob Jacobsen</dc:creator>
              <dc:date>2013-03-26T19:10:00</dc:date>
            </office:change-info>
            <text:p text:style-name="P2"/>
            <text:p text:style-name="P2">Existing Event Range definition is 0x01.01.99.01.01.01.xx.xx but that is in the Lenz XpressNet range now, and needs to change; easy change to existing code. Existing coding for content is hours, minutes in two lowest bytes; ditto.</text:p>
          </text:deletion>
        </text:changed-region>
        <text:changed-region xml:id="ct168522032" text:id="ct168522032">
          <text:deletion>
            <office:change-info>
              <dc:creator>Bob Jacobsen</dc:creator>
              <dc:date>2013-03-26T19:35:00</dc:date>
            </office:change-info>
            <text:p text:style-name="P2">Separately documented to reduce change of inconsistency, as some cost in readability.</text:p>
          </text:deletion>
        </text:changed-region>
        <text:changed-region xml:id="ct168523120" text:id="ct168523120">
          <text:insertion>
            <office:change-info>
              <dc:creator>Bob Jacobsen</dc:creator>
              <dc:date>2013-03-29T20:24:00</dc:date>
            </office:change-info>
          </text:insertion>
        </text:changed-region>
        <text:changed-region xml:id="ct168523248" text:id="ct168523248">
          <text:deletion>
            <office:change-info>
              <dc:creator>Bob Jacobsen</dc:creator>
              <dc:date>2013-03-29T20:25:00</dc:date>
            </office:change-info>
            <text:p text:style-name="P2"/>
            <text:p text:style-name="P2">Clock number is 0 to 15 to allow multiple clocks. <text:s/>Two upper bits reserved: <text:s/>Send as zero, ignore; to be used as flags. 16, 32 bit is send as zero, check; can be used either as either clock number expansion or for coding changes.</text:p>
          </text:deletion>
        </text:changed-region>
        <text:changed-region xml:id="ct168523376" text:id="ct168523376">
          <text:insertion>
            <office:change-info>
              <dc:creator>Bob Jacobsen</dc:creator>
              <dc:date>2013-03-29T20:25:00</dc:date>
            </office:change-info>
          </text:insertion>
        </text:changed-region>
        <text:changed-region xml:id="ct505571952" text:id="ct505571952">
          <text:insertion>
            <office:change-info>
              <dc:creator>Bob Jacobsen</dc:creator>
              <dc:date>2013-03-31T20:07:00</dc:date>
            </office:change-info>
          </text:insertion>
        </text:changed-region>
        <text:changed-region xml:id="ct514102160" text:id="ct514102160">
          <text:insertion>
            <office:change-info>
              <dc:creator>Bob Jacobsen</dc:creator>
              <dc:date>2013-03-31T20:08:00</dc:date>
            </office:change-info>
          </text:insertion>
        </text:changed-region>
        <text:changed-region xml:id="ct168523904" text:id="ct168523904">
          <text:insertion>
            <office:change-info>
              <dc:creator>Bob Jacobsen</dc:creator>
              <dc:date>2013-03-29T20:29:00</dc:date>
            </office:change-info>
          </text:insertion>
        </text:changed-region>
        <text:changed-region xml:id="ct168524032" text:id="ct168524032">
          <text:insertion>
            <office:change-info>
              <dc:creator>Bob Jacobsen</dc:creator>
              <dc:date>2013-03-29T20:30:00</dc:date>
            </office:change-info>
          </text:insertion>
        </text:changed-region>
        <text:changed-region xml:id="ct168523600" text:id="ct168523600">
          <text:insertion>
            <office:change-info>
              <dc:creator>Bob Jacobsen</dc:creator>
              <dc:date>2013-03-29T20:31:00</dc:date>
            </office:change-info>
          </text:insertion>
        </text:changed-region>
        <text:changed-region xml:id="ct484456112" text:id="ct484456112">
          <text:insertion>
            <office:change-info>
              <dc:creator>Bob Jacobsen</dc:creator>
              <dc:date>2013-03-31T19:32:00</dc:date>
            </office:change-info>
          </text:insertion>
        </text:changed-region>
        <text:changed-region xml:id="ct168522144" text:id="ct168522144">
          <text:insertion>
            <office:change-info>
              <dc:creator>Bob Jacobsen</dc:creator>
              <dc:date>2013-03-26T19:12:00</dc:date>
            </office:change-info>
          </text:insertion>
        </text:changed-region>
        <text:changed-region xml:id="ct168528576" text:id="ct168528576">
          <text:deletion>
            <office:change-info>
              <dc:creator>Bob Jacobsen</dc:creator>
              <dc:date>2013-03-29T20:30:00</dc:date>
            </office:change-info>
            <text:p text:style-name="Table_20_Contents">Time Event</text:p>
          </text:deletion>
        </text:changed-region>
        <text:changed-region xml:id="ct168529024" text:id="ct168529024">
          <text:insertion>
            <office:change-info>
              <dc:creator>Bob Jacobsen</dc:creator>
              <dc:date>2013-03-29T20:30:00</dc:date>
            </office:change-info>
          </text:insertion>
        </text:changed-region>
        <text:changed-region xml:id="ct512973440" text:id="ct512973440">
          <text:deletion>
            <office:change-info>
              <dc:creator>Bob Jacobsen</dc:creator>
              <dc:date>2013-03-31T19:30:00</dc:date>
            </office:change-info>
            <text:p text:style-name="Table_20_Contents">Minutes</text:p>
          </text:deletion>
        </text:changed-region>
        <text:changed-region xml:id="ct505565744" text:id="ct505565744">
          <text:insertion>
            <office:change-info>
              <dc:creator>Bob Jacobsen</dc:creator>
              <dc:date>2013-03-31T19:31:00</dc:date>
            </office:change-info>
          </text:insertion>
        </text:changed-region>
        <text:changed-region xml:id="ct505649728" text:id="ct505649728">
          <text:insertion>
            <office:change-info>
              <dc:creator>Bob Jacobsen</dc:creator>
              <dc:date>2013-03-31T19:31:00</dc:date>
            </office:change-info>
          </text:insertion>
        </text:changed-region>
        <text:changed-region xml:id="ct505816672" text:id="ct505816672">
          <text:deletion>
            <office:change-info>
              <dc:creator>Bob Jacobsen</dc:creator>
              <dc:date>2013-03-31T19:54:00</dc:date>
            </office:change-info>
            <text:p text:style-name="P2"/>
            <text:p text:style-name="P2">Hours are 0-23, minutes are 0-59</text:p>
          </text:deletion>
        </text:changed-region>
        <text:changed-region xml:id="ct168526560" text:id="ct168526560">
          <text:deletion>
            <office:change-info>
              <dc:creator>Bob Jacobsen</dc:creator>
              <dc:date>2013-03-26T19:11:00</dc:date>
            </office:change-info>
            <text:p text:style-name="P2">, seconds are 0-59</text:p>
          </text:deletion>
        </text:changed-region>
        <text:changed-region xml:id="ct505534208" text:id="ct505534208">
          <text:deletion>
            <office:change-info>
              <dc:creator>Bob Jacobsen</dc:creator>
              <dc:date>2013-03-31T19:54:00</dc:date>
            </office:change-info>
            <text:p text:style-name="P2">.</text:p>
          </text:deletion>
        </text:changed-region>
        <text:changed-region xml:id="ct56956288" text:id="ct56956288">
          <text:deletion>
            <office:change-info>
              <dc:creator>Bob Jacobsen</dc:creator>
              <dc:date>2013-03-31T19:31:00</dc:date>
            </office:change-info>
            <text:p text:style-name="P2"><text:s text:c="2"/></text:p>
          </text:deletion>
        </text:changed-region>
        <text:changed-region xml:id="ct168526656" text:id="ct168526656">
          <text:deletion>
            <office:change-info>
              <dc:creator>Bob Jacobsen</dc:creator>
              <dc:date>2013-03-26T19:36:00</dc:date>
            </office:change-info>
            <text:p text:style-name="P2">The top three bits in the hours field </text:p>
          </text:deletion>
        </text:changed-region>
        <text:changed-region xml:id="ct168529984" text:id="ct168529984">
          <text:deletion>
            <office:change-info>
              <dc:creator>Bob Jacobsen</dc:creator>
              <dc:date>2013-03-26T19:13:00</dc:date>
            </office:change-info>
            <text:p text:style-name="P2">, must be ignored upon receipt so they can be used as flags</text:p>
          </text:deletion>
        </text:changed-region>
        <text:changed-region xml:id="ct168529888" text:id="ct168529888">
          <text:deletion>
            <office:change-info>
              <dc:creator>Bob Jacobsen</dc:creator>
              <dc:date>2013-03-26T19:15:00</dc:date>
            </office:change-info>
            <text:p text:style-name="P2">are reserved</text:p>
          </text:deletion>
        </text:changed-region>
        <text:changed-region xml:id="ct57003536" text:id="ct57003536">
          <text:deletion>
            <office:change-info>
              <dc:creator>Bob Jacobsen</dc:creator>
              <dc:date>2013-03-31T19:31:00</dc:date>
            </office:change-info>
            <text:p text:style-name="P2">. </text:p>
          </text:deletion>
        </text:changed-region>
        <text:changed-region xml:id="ct514144432" text:id="ct514144432">
          <text:deletion>
            <office:change-info>
              <dc:creator>Bob Jacobsen</dc:creator>
              <dc:date>2013-03-31T19:33:00</dc:date>
            </office:change-info>
            <text:p text:style-name="P2">Other codes points in Hours</text:p>
          </text:deletion>
        </text:changed-region>
        <text:changed-region xml:id="ct168530128" text:id="ct168530128">
          <text:deletion>
            <office:change-info>
              <dc:creator>Bob Jacobsen</dc:creator>
              <dc:date>2013-03-26T19:36:00</dc:date>
            </office:change-info>
            <text:p text:style-name="P2">,</text:p>
          </text:deletion>
        </text:changed-region>
        <text:changed-region xml:id="ct514144528" text:id="ct514144528">
          <text:deletion>
            <office:change-info>
              <dc:creator>Bob Jacobsen</dc:creator>
              <dc:date>2013-03-31T19:33:00</dc:date>
            </office:change-info>
            <text:p text:style-name="P2"><text:s/>Minutes</text:p>
          </text:deletion>
        </text:changed-region>
        <text:changed-region xml:id="ct168530400" text:id="ct168530400">
          <text:deletion>
            <office:change-info>
              <dc:creator>Bob Jacobsen</dc:creator>
              <dc:date>2013-03-26T19:12:00</dc:date>
            </office:change-info>
            <text:p text:style-name="P2">, Seconds </text:p>
          </text:deletion>
        </text:changed-region>
        <text:changed-region xml:id="ct484445840" text:id="ct484445840">
          <text:deletion>
            <office:change-info>
              <dc:creator>Bob Jacobsen</dc:creator>
              <dc:date>2013-03-31T19:33:00</dc:date>
            </office:change-info>
            <text:p text:style-name="P2">are reserved</text:p>
          </text:deletion>
        </text:changed-region>
        <text:changed-region xml:id="ct168530672" text:id="ct168530672">
          <text:deletion>
            <office:change-info>
              <dc:creator>Bob Jacobsen</dc:creator>
              <dc:date>2013-03-26T19:15:00</dc:date>
            </office:change-info>
            <text:p text:style-name="P2">, may not be sent, shall result in ignoring the event upon receipt. </text:p>
          </text:deletion>
        </text:changed-region>
        <text:changed-region xml:id="ct484446032" text:id="ct484446032">
          <text:deletion>
            <office:change-info>
              <dc:creator>Bob Jacobsen</dc:creator>
              <dc:date>2013-03-31T19:33:00</dc:date>
            </office:change-info>
            <text:p text:style-name="P2"><text:s/></text:p>
          </text:deletion>
        </text:changed-region>
        <text:changed-region xml:id="ct485062768" text:id="ct485062768">
          <text:insertion>
            <office:change-info>
              <dc:creator>Bob Jacobsen</dc:creator>
              <dc:date>2013-03-31T19:33:00</dc:date>
            </office:change-info>
          </text:insertion>
        </text:changed-region>
        <text:changed-region xml:id="ct56950880" text:id="ct56950880">
          <text:insertion>
            <office:change-info>
              <dc:creator>Bob Jacobsen</dc:creator>
              <dc:date>2013-03-31T19:36:00</dc:date>
            </office:change-info>
          </text:insertion>
        </text:changed-region>
        <text:changed-region xml:id="ct168529552" text:id="ct168529552">
          <text:insertion>
            <office:change-info>
              <dc:creator>Bob Jacobsen</dc:creator>
              <dc:date>2013-03-26T19:12:00</dc:date>
            </office:change-info>
          </text:insertion>
        </text:changed-region>
        <text:changed-region xml:id="ct168533248" text:id="ct168533248">
          <text:deletion>
            <office:change-info>
              <dc:creator>Bob Jacobsen</dc:creator>
              <dc:date>2013-03-29T20:31:00</dc:date>
            </office:change-info>
            <text:p text:style-name="Table_20_Contents">Date Event Upper Part</text:p>
          </text:deletion>
        </text:changed-region>
        <text:changed-region xml:id="ct168533680" text:id="ct168533680">
          <text:insertion>
            <office:change-info>
              <dc:creator>Bob Jacobsen</dc:creator>
              <dc:date>2013-03-29T20:31:00</dc:date>
            </office:change-info>
          </text:insertion>
        </text:changed-region>
        <text:changed-region xml:id="ct56940768" text:id="ct56940768">
          <text:insertion>
            <office:change-info>
              <dc:creator>Bob Jacobsen</dc:creator>
              <dc:date>2013-03-31T19:34:00</dc:date>
            </office:change-info>
          </text:insertion>
        </text:changed-region>
        <text:changed-region xml:id="ct505522912" text:id="ct505522912">
          <text:insertion>
            <office:change-info>
              <dc:creator>Bob Jacobsen</dc:creator>
              <dc:date>2013-03-31T19:34:00</dc:date>
            </office:change-info>
          </text:insertion>
        </text:changed-region>
        <text:changed-region xml:id="ct57023808" text:id="ct57023808">
          <text:insertion>
            <office:change-info>
              <dc:creator>Bob Jacobsen</dc:creator>
              <dc:date>2013-03-31T19:35:00</dc:date>
            </office:change-info>
          </text:insertion>
        </text:changed-region>
        <text:changed-region xml:id="ct485101792" text:id="ct485101792">
          <text:insertion>
            <office:change-info>
              <dc:creator>Bob Jacobsen</dc:creator>
              <dc:date>2013-03-31T19:35:00</dc:date>
            </office:change-info>
          </text:insertion>
        </text:changed-region>
        <text:changed-region xml:id="ct515196416" text:id="ct515196416">
          <text:insertion>
            <office:change-info>
              <dc:creator>Bob Jacobsen</dc:creator>
              <dc:date>2013-03-31T19:36:00</dc:date>
            </office:change-info>
          </text:insertion>
        </text:changed-region>
        <text:changed-region xml:id="ct506443936" text:id="ct506443936">
          <text:insertion>
            <office:change-info>
              <dc:creator>Bob Jacobsen</dc:creator>
              <dc:date>2013-03-31T19:35:00</dc:date>
            </office:change-info>
          </text:insertion>
        </text:changed-region>
        <text:changed-region xml:id="ct506432336" text:id="ct506432336">
          <text:insertion>
            <office:change-info>
              <dc:creator>Bob Jacobsen</dc:creator>
              <dc:date>2013-03-31T19:34:00</dc:date>
            </office:change-info>
          </text:insertion>
        </text:changed-region>
        <text:changed-region xml:id="ct505620096" text:id="ct505620096">
          <text:insertion>
            <office:change-info>
              <dc:creator>Bob Jacobsen</dc:creator>
              <dc:date>2013-03-31T19:34:00</dc:date>
            </office:change-info>
          </text:insertion>
        </text:changed-region>
        <text:changed-region xml:id="ct505597600" text:id="ct505597600">
          <text:insertion>
            <office:change-info>
              <dc:creator>Bob Jacobsen</dc:creator>
              <dc:date>2013-03-31T19:34:00</dc:date>
            </office:change-info>
          </text:insertion>
        </text:changed-region>
        <text:changed-region xml:id="ct505927792" text:id="ct505927792">
          <text:insertion>
            <office:change-info>
              <dc:creator>Bob Jacobsen</dc:creator>
              <dc:date>2013-03-31T19:34:00</dc:date>
            </office:change-info>
          </text:insertion>
        </text:changed-region>
        <text:changed-region xml:id="ct515091136" text:id="ct515091136">
          <text:insertion>
            <office:change-info>
              <dc:creator>Bob Jacobsen</dc:creator>
              <dc:date>2013-03-31T19:34:00</dc:date>
            </office:change-info>
          </text:insertion>
        </text:changed-region>
        <text:changed-region xml:id="ct515154704" text:id="ct515154704">
          <text:insertion>
            <office:change-info>
              <dc:creator>Bob Jacobsen</dc:creator>
              <dc:date>2013-03-31T19:34:00</dc:date>
            </office:change-info>
          </text:insertion>
        </text:changed-region>
        <text:changed-region xml:id="ct505513760" text:id="ct505513760">
          <text:insertion>
            <office:change-info>
              <dc:creator>Bob Jacobsen</dc:creator>
              <dc:date>2013-03-31T19:34:00</dc:date>
            </office:change-info>
          </text:insertion>
        </text:changed-region>
        <text:changed-region xml:id="ct53768816" text:id="ct53768816">
          <text:insertion>
            <office:change-info>
              <dc:creator>Bob Jacobsen</dc:creator>
              <dc:date>2013-03-31T19:34:00</dc:date>
            </office:change-info>
          </text:insertion>
        </text:changed-region>
        <text:changed-region xml:id="ct505582208" text:id="ct505582208">
          <text:insertion>
            <office:change-info>
              <dc:creator>Bob Jacobsen</dc:creator>
              <dc:date>2013-03-31T19:34:00</dc:date>
            </office:change-info>
          </text:insertion>
        </text:changed-region>
        <text:changed-region xml:id="ct515152416" text:id="ct515152416">
          <text:insertion>
            <office:change-info>
              <dc:creator>Bob Jacobsen</dc:creator>
              <dc:date>2013-03-31T19:34:00</dc:date>
            </office:change-info>
          </text:insertion>
        </text:changed-region>
        <text:changed-region xml:id="ct505824336" text:id="ct505824336">
          <text:insertion>
            <office:change-info>
              <dc:creator>Bob Jacobsen</dc:creator>
              <dc:date>2013-03-31T19:37:00</dc:date>
            </office:change-info>
          </text:insertion>
        </text:changed-region>
        <text:changed-region xml:id="ct519724368" text:id="ct519724368">
          <text:deletion>
            <office:change-info>
              <dc:creator>Bob Jacobsen</dc:creator>
              <dc:date>2013-03-31T19:37:00</dc:date>
            </office:change-info>
            <text:p text:style-name="P2"/>
            <text:p text:style-name="P2">How to code the year is an open question. <text:s/>Railways were invented around 1820. <text:s/>OpenLCB is meant to last a long time. <text:s/>1820+256 = 2076 is enough? <text:s/>And what about people who want to model Roman chariot roads? Maybe should use some of the upper bits in the month byte for a 2047 year span.</text:p>
          </text:deletion>
        </text:changed-region>
        <text:changed-region xml:id="ct512980928" text:id="ct512980928">
          <text:insertion>
            <office:change-info>
              <dc:creator>Bob Jacobsen</dc:creator>
              <dc:date>2013-03-31T19:37:00</dc:date>
            </office:change-info>
          </text:insertion>
        </text:changed-region>
        <text:changed-region xml:id="ct86312192" text:id="ct86312192">
          <text:insertion>
            <office:change-info>
              <dc:creator>Bob Jacobsen</dc:creator>
              <dc:date>2013-03-31T19:38:00</dc:date>
            </office:change-info>
          </text:insertion>
        </text:changed-region>
        <text:changed-region xml:id="ct514143680" text:id="ct514143680">
          <text:insertion>
            <office:change-info>
              <dc:creator>Bob Jacobsen</dc:creator>
              <dc:date>2013-03-31T19:39:00</dc:date>
            </office:change-info>
          </text:insertion>
        </text:changed-region>
        <text:changed-region xml:id="ct168531680" text:id="ct168531680">
          <text:insertion>
            <office:change-info>
              <dc:creator>Bob Jacobsen</dc:creator>
              <dc:date>2013-03-26T19:12:00</dc:date>
            </office:change-info>
          </text:insertion>
        </text:changed-region>
        <text:changed-region xml:id="ct168536208" text:id="ct168536208">
          <text:deletion>
            <office:change-info>
              <dc:creator>Bob Jacobsen</dc:creator>
              <dc:date>2013-03-29T20:31:00</dc:date>
            </office:change-info>
            <text:p text:style-name="Table_20_Contents">Rate Event Upper Part</text:p>
          </text:deletion>
        </text:changed-region>
        <text:changed-region xml:id="ct168536336" text:id="ct168536336">
          <text:insertion>
            <office:change-info>
              <dc:creator>Bob Jacobsen</dc:creator>
              <dc:date>2013-03-29T20:31:00</dc:date>
            </office:change-info>
          </text:insertion>
        </text:changed-region>
        <text:changed-region xml:id="ct514317344" text:id="ct514317344">
          <text:deletion>
            <office:change-info>
              <dc:creator>Bob Jacobsen</dc:creator>
              <dc:date>2013-03-31T19:40:00</dc:date>
            </office:change-info>
            <text:p text:style-name="Table_20_Contents">Rate</text:p>
          </text:deletion>
        </text:changed-region>
        <text:changed-region xml:id="ct485115552" text:id="ct485115552">
          <text:insertion>
            <office:change-info>
              <dc:creator>Bob Jacobsen</dc:creator>
              <dc:date>2013-03-31T19:40:00</dc:date>
            </office:change-info>
          </text:insertion>
        </text:changed-region>
        <text:changed-region xml:id="ct515221504" text:id="ct515221504">
          <text:insertion>
            <office:change-info>
              <dc:creator>Bob Jacobsen</dc:creator>
              <dc:date>2013-03-31T19:46:00</dc:date>
            </office:change-info>
          </text:insertion>
        </text:changed-region>
        <text:changed-region xml:id="ct513781264" text:id="ct513781264">
          <text:insertion>
            <office:change-info>
              <dc:creator>Bob Jacobsen</dc:creator>
              <dc:date>2013-03-31T19:40:00</dc:date>
            </office:change-info>
          </text:insertion>
        </text:changed-region>
        <text:changed-region xml:id="ct515517664" text:id="ct515517664">
          <text:deletion>
            <office:change-info>
              <dc:creator>Bob Jacobsen</dc:creator>
              <dc:date>2013-03-31T19:54:00</dc:date>
            </office:change-info>
            <text:p text:style-name="P1">12(?) </text:p>
          </text:deletion>
        </text:changed-region>
        <text:changed-region xml:id="ct506439984" text:id="ct506439984">
          <text:insertion>
            <office:change-info>
              <dc:creator>Bob Jacobsen</dc:creator>
              <dc:date>2013-03-31T19:54:00</dc:date>
            </office:change-info>
          </text:insertion>
        </text:changed-region>
        <text:changed-region xml:id="ct519740704" text:id="ct519740704">
          <text:insertion>
            <office:change-info>
              <dc:creator>Bob Jacobsen</dc:creator>
              <dc:date>2013-03-31T19:40:00</dc:date>
            </office:change-info>
          </text:insertion>
        </text:changed-region>
        <text:changed-region xml:id="ct56947632" text:id="ct56947632">
          <text:insertion>
            <office:change-info>
              <dc:creator>Bob Jacobsen</dc:creator>
              <dc:date>2013-03-31T19:41:00</dc:date>
            </office:change-info>
          </text:insertion>
        </text:changed-region>
        <text:changed-region xml:id="ct483560608" text:id="ct483560608">
          <text:deletion>
            <office:change-info>
              <dc:creator>Bob Jacobsen</dc:creator>
              <dc:date>2013-03-31T19:41:00</dc:date>
            </office:change-info>
            <text:p text:style-name="P1">0</text:p>
          </text:deletion>
        </text:changed-region>
        <text:changed-region xml:id="ct519682336" text:id="ct519682336">
          <text:insertion>
            <office:change-info>
              <dc:creator>Bob Jacobsen</dc:creator>
              <dc:date>2013-03-31T19:42:00</dc:date>
            </office:change-info>
          </text:insertion>
        </text:changed-region>
        <text:changed-region xml:id="ct519668608" text:id="ct519668608">
          <text:insertion>
            <office:change-info>
              <dc:creator>Bob Jacobsen</dc:creator>
              <dc:date>2013-03-31T19:41:00</dc:date>
            </office:change-info>
          </text:insertion>
        </text:changed-region>
        <text:changed-region xml:id="ct84141552" text:id="ct84141552">
          <text:deletion>
            <office:change-info>
              <dc:creator>Bob Jacobsen</dc:creator>
              <dc:date>2013-03-31T19:42:00</dc:date>
            </office:change-info>
            <text:p text:style-name="P1">999.75</text:p>
          </text:deletion>
        </text:changed-region>
        <text:changed-region xml:id="ct514321120" text:id="ct514321120">
          <text:insertion>
            <office:change-info>
              <dc:creator>Bob Jacobsen</dc:creator>
              <dc:date>2013-03-31T19:42:00</dc:date>
            </office:change-info>
          </text:insertion>
        </text:changed-region>
        <text:changed-region xml:id="ct484445376" text:id="ct484445376">
          <text:format-change>
            <office:change-info>
              <dc:creator>Bob Jacobsen</dc:creator>
              <dc:date>2013-03-31T19:55:00</dc:date>
            </office:change-info>
          </text:format-change>
        </text:changed-region>
        <text:changed-region xml:id="ct505600560" text:id="ct505600560">
          <text:deletion>
            <office:change-info>
              <dc:creator>Bob Jacobsen</dc:creator>
              <dc:date>2013-03-31T19:42:00</dc:date>
            </office:change-info>
            <text:p text:style-name="P1"><text:span text:style-name="T1"><text:s/>A 999X clock is so fast that it saturates the bus)</text:span></text:p>
          </text:deletion>
        </text:changed-region>
        <text:changed-region xml:id="ct515460672" text:id="ct515460672">
          <text:insertion>
            <office:change-info>
              <dc:creator>Bob Jacobsen</dc:creator>
              <dc:date>2013-03-31T19:42:00</dc:date>
            </office:change-info>
          </text:insertion>
        </text:changed-region>
        <text:changed-region xml:id="ct84433968" text:id="ct84433968">
          <text:deletion>
            <office:change-info>
              <dc:creator>Bob Jacobsen</dc:creator>
              <dc:date>2013-03-31T19:43:00</dc:date>
            </office:change-info>
            <text:p text:style-name="P1">Run/Stop = 1 clock is running; Run/Stop = 0, clock is stopped. </text:p>
            <text:p text:style-name="P1">Run/Stop bit is provided so that a single report tells you what the clock is doing. <text:s/></text:p>
          </text:deletion>
        </text:changed-region>
        <text:changed-region xml:id="ct519750352" text:id="ct519750352">
          <text:insertion>
            <office:change-info>
              <dc:creator>Bob Jacobsen</dc:creator>
              <dc:date>2013-03-31T19:43:00</dc:date>
            </office:change-info>
          </text:insertion>
        </text:changed-region>
        <text:changed-region xml:id="ct514441376" text:id="ct514441376">
          <text:deletion>
            <office:change-info>
              <dc:creator>Bob Jacobsen</dc:creator>
              <dc:date>2013-03-31T19:55:00</dc:date>
            </office:change-info>
            <text:p text:style-name="P1"><text:s/>(</text:p>
          </text:deletion>
        </text:changed-region>
        <text:changed-region xml:id="ct514114048" text:id="ct514114048">
          <text:insertion>
            <office:change-info>
              <dc:creator>Bob Jacobsen</dc:creator>
              <dc:date>2013-03-31T19:55:00</dc:date>
            </office:change-info>
          </text:insertion>
        </text:changed-region>
        <text:changed-region xml:id="ct515398048" text:id="ct515398048">
          <text:deletion>
            <office:change-info>
              <dc:creator>Bob Jacobsen</dc:creator>
              <dc:date>2013-03-31T19:55:00</dc:date>
            </office:change-info>
            <text:p text:style-name="P1">)</text:p>
          </text:deletion>
        </text:changed-region>
        <text:changed-region xml:id="ct484475952" text:id="ct484475952">
          <text:insertion>
            <office:change-info>
              <dc:creator>Bob Jacobsen</dc:creator>
              <dc:date>2013-03-31T19:55:00</dc:date>
            </office:change-info>
          </text:insertion>
        </text:changed-region>
        <text:changed-region xml:id="ct168534224" text:id="ct168534224">
          <text:deletion>
            <office:change-info>
              <dc:creator>Bob Jacobsen</dc:creator>
              <dc:date>2013-03-26T19:17:00</dc:date>
            </office:change-info>
            <text:p text:style-name="P1"/>
            <text:p text:style-name="P1">Regardless of the rate, seconds may not be skipped due to the rate calculation.</text:p>
          </text:deletion>
        </text:changed-region>
        <text:changed-region xml:id="ct483552736" text:id="ct483552736">
          <text:insertion>
            <office:change-info>
              <dc:creator>Bob Jacobsen</dc:creator>
              <dc:date>2013-03-31T19:43:00</dc:date>
            </office:change-info>
          </text:insertion>
        </text:changed-region>
        <text:changed-region xml:id="ct56999024" text:id="ct56999024">
          <text:insertion>
            <office:change-info>
              <dc:creator>Bob Jacobsen</dc:creator>
              <dc:date>2013-03-31T19:44:00</dc:date>
            </office:change-info>
          </text:insertion>
        </text:changed-region>
        <text:changed-region xml:id="ct168538656" text:id="ct168538656">
          <text:deletion>
            <office:change-info>
              <dc:creator>Bob Jacobsen</dc:creator>
              <dc:date>2013-03-29T20:31:00</dc:date>
            </office:change-info>
            <text:p text:style-name="Table_20_Contents">Rate Event Upper Part</text:p>
          </text:deletion>
        </text:changed-region>
        <text:changed-region xml:id="ct168539088" text:id="ct168539088">
          <text:insertion>
            <office:change-info>
              <dc:creator>Bob Jacobsen</dc:creator>
              <dc:date>2013-03-29T20:31:00</dc:date>
            </office:change-info>
          </text:insertion>
        </text:changed-region>
        <text:changed-region xml:id="ct514378880" text:id="ct514378880">
          <text:deletion>
            <office:change-info>
              <dc:creator>Bob Jacobsen</dc:creator>
              <dc:date>2013-03-31T19:45:00</dc:date>
            </office:change-info>
            <text:p text:style-name="Table_20_Contents">0</text:p>
          </text:deletion>
        </text:changed-region>
        <text:changed-region xml:id="ct514245328" text:id="ct514245328">
          <text:insertion>
            <office:change-info>
              <dc:creator>Bob Jacobsen</dc:creator>
              <dc:date>2013-03-31T19:45:00</dc:date>
            </office:change-info>
          </text:insertion>
        </text:changed-region>
        <text:changed-region xml:id="ct53983520" text:id="ct53983520">
          <text:deletion>
            <office:change-info>
              <dc:creator>Bob Jacobsen</dc:creator>
              <dc:date>2013-03-31T19:45:00</dc:date>
            </office:change-info>
            <text:p text:style-name="P2"/>
            <text:p text:style-name="P2">Start/Stop = 5, start clock. Start/Stop = 4, stop clock. </text:p>
          </text:deletion>
        </text:changed-region>
        <text:changed-region xml:id="ct164689936" text:id="ct164689936">
          <text:insertion>
            <office:change-info>
              <dc:creator>Bob Jacobsen</dc:creator>
              <dc:date>2013-03-31T19:45:00</dc:date>
            </office:change-info>
          </text:insertion>
        </text:changed-region>
        <text:changed-region xml:id="ct519589088" text:id="ct519589088">
          <text:insertion>
            <office:change-info>
              <dc:creator>Bob Jacobsen</dc:creator>
              <dc:date>2013-03-31T19:46:00</dc:date>
            </office:change-info>
          </text:insertion>
        </text:changed-region>
        <text:changed-region xml:id="ct168537040" text:id="ct168537040">
          <text:insertion>
            <office:change-info>
              <dc:creator>Bob Jacobsen</dc:creator>
              <dc:date>2013-03-29T20:32:00</dc:date>
            </office:change-info>
          </text:insertion>
        </text:changed-region>
        <text:changed-region xml:id="ct168537200" text:id="ct168537200">
          <text:deletion>
            <office:change-info>
              <dc:creator>Bob Jacobsen</dc:creator>
              <dc:date>2013-03-26T19:38:00</dc:date>
            </office:change-info>
            <text:p text:style-name="Standard">'</text:p>
          </text:deletion>
        </text:changed-region>
        <text:changed-region xml:id="ct168537360" text:id="ct168537360">
          <text:deletion>
            <office:change-info>
              <dc:creator>Bob Jacobsen</dc:creator>
              <dc:date>2013-03-26T19:38:00</dc:date>
            </office:change-info>
            <text:p text:style-name="Standard">'</text:p>
          </text:deletion>
        </text:changed-region>
        <text:changed-region xml:id="ct168539696" text:id="ct168539696">
          <text:insertion>
            <office:change-info>
              <dc:creator>Bob Jacobsen</dc:creator>
              <dc:date>2013-03-29T20:27:00</dc:date>
            </office:change-info>
          </text:insertion>
        </text:changed-region>
        <text:changed-region xml:id="ct168539872" text:id="ct168539872">
          <text:insertion>
            <office:change-info>
              <dc:creator>Bob Jacobsen</dc:creator>
              <dc:date>2013-03-26T22:27:00</dc:date>
            </office:change-info>
          </text:insertion>
        </text:changed-region>
        <text:changed-region xml:id="ct168540000" text:id="ct168540000">
          <text:deletion>
            <office:change-info>
              <dc:creator>Bob Jacobsen</dc:creator>
              <dc:date>2013-03-26T22:27:00</dc:date>
            </office:change-info>
            <text:p text:style-name="Text_20_body">is </text:p>
          </text:deletion>
        </text:changed-region>
        <text:changed-region xml:id="ct515213696" text:id="ct515213696">
          <text:format-change>
            <office:change-info>
              <dc:creator>Bob Jacobsen</dc:creator>
              <dc:date>2013-03-31T19:55:00</dc:date>
            </office:change-info>
          </text:format-change>
        </text:changed-region>
        <text:changed-region xml:id="ct168540480" text:id="ct168540480">
          <text:insertion>
            <office:change-info>
              <dc:creator>Bob Jacobsen</dc:creator>
              <dc:date>2013-03-26T22:27:00</dc:date>
            </office:change-info>
          </text:insertion>
        </text:changed-region>
        <text:changed-region xml:id="ct168540608" text:id="ct168540608">
          <text:deletion>
            <office:change-info>
              <dc:creator>Bob Jacobsen</dc:creator>
              <dc:date>2013-03-26T22:27:00</dc:date>
            </office:change-info>
            <text:p text:style-name="Text_20_body"><text:span text:style-name="T2">it</text:span></text:p>
          </text:deletion>
        </text:changed-region>
        <text:changed-region xml:id="ct505547328" text:id="ct505547328">
          <text:format-change>
            <office:change-info>
              <dc:creator>Bob Jacobsen</dc:creator>
              <dc:date>2013-03-31T19:55:00</dc:date>
            </office:change-info>
          </text:format-change>
        </text:changed-region>
        <text:changed-region xml:id="ct168540736" text:id="ct168540736">
          <text:deletion>
            <office:change-info>
              <dc:creator>Bob Jacobsen</dc:creator>
              <dc:date>2013-03-26T22:27:00</dc:date>
            </office:change-info>
            <text:p text:style-name="Text_20_body"><text:span text:style-name="T2">sent</text:span></text:p>
          </text:deletion>
        </text:changed-region>
        <text:changed-region xml:id="ct168540864" text:id="ct168540864">
          <text:insertion>
            <office:change-info>
              <dc:creator>Bob Jacobsen</dc:creator>
              <dc:date>2013-03-26T22:27:00</dc:date>
            </office:change-info>
          </text:insertion>
        </text:changed-region>
        <text:changed-region xml:id="ct515354144" text:id="ct515354144">
          <text:format-change>
            <office:change-info>
              <dc:creator>Bob Jacobsen</dc:creator>
              <dc:date>2013-03-31T19:55:00</dc:date>
            </office:change-info>
          </text:format-change>
        </text:changed-region>
        <text:changed-region xml:id="ct86374016" text:id="ct86374016">
          <text:insertion>
            <office:change-info>
              <dc:creator>Bob Jacobsen</dc:creator>
              <dc:date>2013-03-31T19:55:00</dc:date>
            </office:change-info>
          </text:insertion>
        </text:changed-region>
        <text:changed-region xml:id="ct168540992" text:id="ct168540992">
          <text:insertion>
            <office:change-info>
              <dc:creator>Bob Jacobsen</dc:creator>
              <dc:date>2013-03-26T22:25:00</dc:date>
            </office:change-info>
          </text:insertion>
        </text:changed-region>
        <text:changed-region xml:id="ct168541120" text:id="ct168541120">
          <text:insertion>
            <office:change-info>
              <dc:creator>Bob Jacobsen</dc:creator>
              <dc:date>2013-03-26T22:27:00</dc:date>
            </office:change-info>
          </text:insertion>
        </text:changed-region>
        <text:changed-region xml:id="ct168689808" text:id="ct168689808">
          <text:insertion>
            <office:change-info>
              <dc:creator>Bob Jacobsen</dc:creator>
              <dc:date>2013-03-26T22:26:00</dc:date>
            </office:change-info>
          </text:insertion>
        </text:changed-region>
        <text:changed-region xml:id="ct484462176" text:id="ct484462176">
          <text:deletion>
            <office:change-info>
              <dc:creator>Bob Jacobsen</dc:creator>
              <dc:date>2013-03-31T19:56:00</dc:date>
            </office:change-info>
            <text:p text:style-name="Text_20_body">how often? Every 60 seconds?</text:p>
          </text:deletion>
        </text:changed-region>
        <text:changed-region xml:id="ct505492960" text:id="ct505492960">
          <text:insertion>
            <office:change-info>
              <dc:creator>Bob Jacobsen</dc:creator>
              <dc:date>2013-03-31T19:56:00</dc:date>
            </office:change-info>
          </text:insertion>
        </text:changed-region>
        <text:changed-region xml:id="ct168690032" text:id="ct168690032">
          <text:insertion>
            <office:change-info>
              <dc:creator>Bob Jacobsen</dc:creator>
              <dc:date>2013-03-26T19:18:00</dc:date>
            </office:change-info>
          </text:insertion>
        </text:changed-region>
        <text:changed-region xml:id="ct519745744" text:id="ct519745744">
          <text:format-change>
            <office:change-info>
              <dc:creator>Bob Jacobsen</dc:creator>
              <dc:date>2013-03-31T19:58:00</dc:date>
            </office:change-info>
          </text:format-change>
        </text:changed-region>
        <text:changed-region xml:id="ct505558432" text:id="ct505558432">
          <text:insertion>
            <office:change-info>
              <dc:creator>Bob Jacobsen</dc:creator>
              <dc:date>2013-03-31T19:58:00</dc:date>
            </office:change-info>
          </text:insertion>
        </text:changed-region>
        <text:changed-region xml:id="ct484159440" text:id="ct484159440">
          <text:insertion>
            <office:change-info>
              <dc:creator>Bob Jacobsen</dc:creator>
              <dc:date>2013-03-31T19:57:00</dc:date>
            </office:change-info>
          </text:insertion>
        </text:changed-region>
        <text:changed-region xml:id="ct515212144" text:id="ct515212144">
          <text:deletion>
            <office:change-info>
              <dc:creator>Bob Jacobsen</dc:creator>
              <dc:date>2013-03-31T19:57:00</dc:date>
            </office:change-info>
            <text:p text:style-name="Text_20_body">There's no real point in too long a delay, people waiting will get annoyed. Clock </text:p>
          </text:deletion>
        </text:changed-region>
        <text:changed-region xml:id="ct168690160" text:id="ct168690160">
          <text:deletion>
            <office:change-info>
              <dc:creator>Bob Jacobsen</dc:creator>
              <dc:date>2013-03-26T19:39:00</dc:date>
            </office:change-info>
            <text:p text:style-name="Text_20_body">generator</text:p>
          </text:deletion>
        </text:changed-region>
        <text:changed-region xml:id="ct505591584" text:id="ct505591584">
          <text:deletion>
            <office:change-info>
              <dc:creator>Bob Jacobsen</dc:creator>
              <dc:date>2013-03-31T19:57:00</dc:date>
            </office:change-info>
            <text:p text:style-name="Text_20_body"><text:s/>nodes </text:p>
          </text:deletion>
        </text:changed-region>
        <text:changed-region xml:id="ct168690544" text:id="ct168690544">
          <text:deletion>
            <office:change-info>
              <dc:creator>Bob Jacobsen</dc:creator>
              <dc:date>2013-03-26T19:18:00</dc:date>
            </office:change-info>
            <text:p text:style-name="Text_20_body">will</text:p>
          </text:deletion>
        </text:changed-region>
        <text:changed-region xml:id="ct515576480" text:id="ct515576480">
          <text:deletion>
            <office:change-info>
              <dc:creator>Bob Jacobsen</dc:creator>
              <dc:date>2013-03-31T19:57:00</dc:date>
            </office:change-info>
            <text:p text:style-name="Text_20_body"><text:s/>produce a Set/Report Date event if they receive one but do not update their internal date.</text:p>
          </text:deletion>
        </text:changed-region>
        <text:changed-region xml:id="ct515312912" text:id="ct515312912">
          <text:insertion>
            <office:change-info>
              <dc:creator>Bob Jacobsen</dc:creator>
              <dc:date>2013-03-31T19:57:00</dc:date>
            </office:change-info>
          </text:insertion>
        </text:changed-region>
        <text:changed-region xml:id="ct168690704" text:id="ct168690704">
          <text:deletion>
            <office:change-info>
              <dc:creator>Bob Jacobsen</dc:creator>
              <dc:date>2013-03-26T19:18:00</dc:date>
            </office:change-info>
            <text:p text:style-name="Text_20_body">second</text:p>
          </text:deletion>
        </text:changed-region>
        <text:changed-region xml:id="ct168690832" text:id="ct168690832">
          <text:insertion>
            <office:change-info>
              <dc:creator>Bob Jacobsen</dc:creator>
              <dc:date>2013-03-26T19:18:00</dc:date>
            </office:change-info>
          </text:insertion>
        </text:changed-region>
        <text:changed-region xml:id="ct514517552" text:id="ct514517552">
          <text:format-change>
            <office:change-info>
              <dc:creator>Bob Jacobsen</dc:creator>
              <dc:date>2013-03-31T19:58:00</dc:date>
            </office:change-info>
          </text:format-change>
        </text:changed-region>
        <text:changed-region xml:id="ct168690960" text:id="ct168690960">
          <text:deletion>
            <office:change-info>
              <dc:creator>Bob Jacobsen</dc:creator>
              <dc:date>2013-03-26T22:27:00</dc:date>
            </office:change-info>
            <text:p text:style-name="Text_20_body"><text:span text:style-name="T2">sent</text:span></text:p>
          </text:deletion>
        </text:changed-region>
        <text:changed-region xml:id="ct168691088" text:id="ct168691088">
          <text:insertion>
            <office:change-info>
              <dc:creator>Bob Jacobsen</dc:creator>
              <dc:date>2013-03-26T22:27:00</dc:date>
            </office:change-info>
          </text:insertion>
        </text:changed-region>
        <text:changed-region xml:id="ct485127696" text:id="ct485127696">
          <text:format-change>
            <office:change-info>
              <dc:creator>Bob Jacobsen</dc:creator>
              <dc:date>2013-03-31T19:58:00</dc:date>
            </office:change-info>
          </text:format-change>
        </text:changed-region>
        <text:changed-region xml:id="ct168691216" text:id="ct168691216">
          <text:insertion>
            <office:change-info>
              <dc:creator>Bob Jacobsen</dc:creator>
              <dc:date>2013-03-26T19:18:00</dc:date>
            </office:change-info>
          </text:insertion>
        </text:changed-region>
        <text:changed-region xml:id="ct168691344" text:id="ct168691344">
          <text:deletion>
            <office:change-info>
              <dc:creator>Bob Jacobsen</dc:creator>
              <dc:date>2013-03-26T19:18:00</dc:date>
            </office:change-info>
            <text:p text:style-name="Text_20_body"><text:span text:style-name="T2">10 seconds</text:span></text:p>
          </text:deletion>
        </text:changed-region>
        <text:changed-region xml:id="ct514635520" text:id="ct514635520">
          <text:format-change>
            <office:change-info>
              <dc:creator>Bob Jacobsen</dc:creator>
              <dc:date>2013-03-31T19:58:00</dc:date>
            </office:change-info>
          </text:format-change>
        </text:changed-region>
        <text:changed-region xml:id="ct514644016" text:id="ct514644016">
          <text:deletion>
            <office:change-info>
              <dc:creator>Bob Jacobsen</dc:creator>
              <dc:date>2013-03-31T19:58:00</dc:date>
            </office:change-info>
            <text:p text:style-name="Text_20_body">d</text:p>
          </text:deletion>
        </text:changed-region>
        <text:changed-region xml:id="ct168540256" text:id="ct168540256">
          <text:insertion>
            <office:change-info>
              <dc:creator>Bob Jacobsen</dc:creator>
              <dc:date>2013-03-26T19:20:00</dc:date>
            </office:change-info>
          </text:insertion>
        </text:changed-region>
        <text:changed-region xml:id="ct168691744" text:id="ct168691744">
          <text:deletion>
            <office:change-info>
              <dc:creator>Bob Jacobsen</dc:creator>
              <dc:date>2013-03-26T19:20:00</dc:date>
            </office:change-info>
            <text:p text:style-name="Text_20_body">If</text:p>
          </text:deletion>
        </text:changed-region>
        <text:changed-region xml:id="ct168691840" text:id="ct168691840">
          <text:insertion>
            <office:change-info>
              <dc:creator>Bob Jacobsen</dc:creator>
              <dc:date>2013-03-26T19:21:00</dc:date>
            </office:change-info>
          </text:insertion>
        </text:changed-region>
        <text:changed-region xml:id="ct167855488" text:id="ct167855488">
          <text:deletion>
            <office:change-info>
              <dc:creator>Bob Jacobsen</dc:creator>
              <dc:date>2013-03-31T19:59:00</dc:date>
            </office:change-info>
            <text:p text:style-name="Text_20_body">(optionally) sets</text:p>
          </text:deletion>
        </text:changed-region>
        <text:changed-region xml:id="ct515453600" text:id="ct515453600">
          <text:insertion>
            <office:change-info>
              <dc:creator>Bob Jacobsen</dc:creator>
              <dc:date>2013-03-31T19:59:00</dc:date>
            </office:change-info>
          </text:insertion>
        </text:changed-region>
        <text:changed-region xml:id="ct168691936" text:id="ct168691936">
          <text:insertion>
            <office:change-info>
              <dc:creator>Bob Jacobsen</dc:creator>
              <dc:date>2013-03-26T19:20:00</dc:date>
            </office:change-info>
          </text:insertion>
        </text:changed-region>
        <text:changed-region xml:id="ct168692032" text:id="ct168692032">
          <text:insertion>
            <office:change-info>
              <dc:creator>Bob Jacobsen</dc:creator>
              <dc:date>2013-03-26T19:19:00</dc:date>
            </office:change-info>
          </text:insertion>
        </text:changed-region>
        <text:changed-region xml:id="ct168692192" text:id="ct168692192">
          <text:insertion>
            <office:change-info>
              <dc:creator>Bob Jacobsen</dc:creator>
              <dc:date>2013-03-26T19:20:00</dc:date>
            </office:change-info>
          </text:insertion>
        </text:changed-region>
        <text:changed-region xml:id="ct168692320" text:id="ct168692320">
          <text:deletion>
            <office:change-info>
              <dc:creator>Bob Jacobsen</dc:creator>
              <dc:date>2013-03-26T19:20:00</dc:date>
            </office:change-info>
            <text:p text:style-name="Text_20_body">clocks's </text:p>
          </text:deletion>
        </text:changed-region>
        <text:changed-region xml:id="ct168692448" text:id="ct168692448">
          <text:deletion>
            <office:change-info>
              <dc:creator>Bob Jacobsen</dc:creator>
              <dc:date>2013-03-26T19:21:00</dc:date>
            </office:change-info>
            <text:p text:style-name="Text_20_body">sends</text:p>
          </text:deletion>
        </text:changed-region>
        <text:changed-region xml:id="ct168692576" text:id="ct168692576">
          <text:insertion>
            <office:change-info>
              <dc:creator>Bob Jacobsen</dc:creator>
              <dc:date>2013-03-26T19:21:00</dc:date>
            </office:change-info>
          </text:insertion>
        </text:changed-region>
        <text:changed-region xml:id="ct168692704" text:id="ct168692704">
          <text:insertion>
            <office:change-info>
              <dc:creator>Bob Jacobsen</dc:creator>
              <dc:date>2013-03-26T19:22:00</dc:date>
            </office:change-info>
          </text:insertion>
        </text:changed-region>
        <text:changed-region xml:id="ct168692832" text:id="ct168692832">
          <text:insertion>
            <office:change-info>
              <dc:creator>Bob Jacobsen</dc:creator>
              <dc:date>2013-03-26T19:22:00</dc:date>
            </office:change-info>
          </text:insertion>
        </text:changed-region>
        <text:changed-region xml:id="ct168692960" text:id="ct168692960">
          <text:deletion>
            <office:change-info>
              <dc:creator>Bob Jacobsen</dc:creator>
              <dc:date>2013-03-26T19:40:00</dc:date>
            </office:change-info>
            <text:p text:style-name="Text_20_body">generator</text:p>
          </text:deletion>
        </text:changed-region>
        <text:changed-region xml:id="ct168693168" text:id="ct168693168">
          <text:insertion>
            <office:change-info>
              <dc:creator>Bob Jacobsen</dc:creator>
              <dc:date>2013-03-26T19:40:00</dc:date>
            </office:change-info>
          </text:insertion>
        </text:changed-region>
        <text:changed-region xml:id="ct168693264" text:id="ct168693264">
          <text:insertion>
            <office:change-info>
              <dc:creator>Bob Jacobsen</dc:creator>
              <dc:date>2013-03-26T19:19:00</dc:date>
            </office:change-info>
          </text:insertion>
        </text:changed-region>
        <text:changed-region xml:id="ct168693360" text:id="ct168693360">
          <text:deletion>
            <office:change-info>
              <dc:creator>Bob Jacobsen</dc:creator>
              <dc:date>2013-03-26T19:19:00</dc:date>
            </office:change-info>
            <text:p text:style-name="Text_20_body">send the a</text:p>
          </text:deletion>
        </text:changed-region>
        <text:changed-region xml:id="ct168693488" text:id="ct168693488">
          <text:insertion>
            <office:change-info>
              <dc:creator>Bob Jacobsen</dc:creator>
              <dc:date>2013-03-26T22:27:00</dc:date>
            </office:change-info>
          </text:insertion>
        </text:changed-region>
        <text:changed-region xml:id="ct168693616" text:id="ct168693616">
          <text:deletion>
            <office:change-info>
              <dc:creator>Bob Jacobsen</dc:creator>
              <dc:date>2013-03-26T22:28:00</dc:date>
            </office:change-info>
            <text:p text:style-name="Text_20_body">sent</text:p>
          </text:deletion>
        </text:changed-region>
        <text:changed-region xml:id="ct168693744" text:id="ct168693744">
          <text:insertion>
            <office:change-info>
              <dc:creator>Bob Jacobsen</dc:creator>
              <dc:date>2013-03-26T22:28:00</dc:date>
            </office:change-info>
          </text:insertion>
        </text:changed-region>
        <text:changed-region xml:id="ct168693872" text:id="ct168693872">
          <text:deletion>
            <office:change-info>
              <dc:creator>Bob Jacobsen</dc:creator>
              <dc:date>2013-03-26T19:19:00</dc:date>
            </office:change-info>
            <text:p text:style-name="Text_20_body">This is more important if the clock ticks only every minute instead of every second. </text:p>
          </text:deletion>
        </text:changed-region>
        <text:changed-region xml:id="ct519723568" text:id="ct519723568">
          <text:format-change>
            <office:change-info>
              <dc:creator>Bob Jacobsen</dc:creator>
              <dc:date>2013-03-31T19:59:00</dc:date>
            </office:change-info>
          </text:format-change>
        </text:changed-region>
        <text:changed-region xml:id="ct514445584" text:id="ct514445584">
          <text:insertion>
            <office:change-info>
              <dc:creator>Bob Jacobsen</dc:creator>
              <dc:date>2013-03-31T20:08:00</dc:date>
            </office:change-info>
          </text:insertion>
        </text:changed-region>
        <text:changed-region xml:id="ct506419568" text:id="ct506419568">
          <text:deletion>
            <office:change-info>
              <dc:creator>Bob Jacobsen</dc:creator>
              <dc:date>2013-03-31T20:08:00</dc:date>
            </office:change-info>
            <text:p text:style-name="P3"><text:span text:style-name="T2">.</text:span></text:p>
          </text:deletion>
        </text:changed-region>
        <text:changed-region xml:id="ct515492592" text:id="ct515492592">
          <text:insertion>
            <office:change-info>
              <dc:creator>Bob Jacobsen</dc:creator>
              <dc:date>2013-03-31T20:09:00</dc:date>
            </office:change-info>
          </text:insertion>
        </text:changed-region>
        <text:changed-region xml:id="ct514648576" text:id="ct514648576">
          <text:insertion>
            <office:change-info>
              <dc:creator>Bob Jacobsen</dc:creator>
              <dc:date>2013-03-31T20:10:00</dc:date>
            </office:change-info>
          </text:insertion>
        </text:changed-region>
        <text:changed-region xml:id="ct168694352" text:id="ct168694352">
          <text:deletion>
            <office:change-info>
              <dc:creator>Bob Jacobsen</dc:creator>
              <dc:date>2013-03-26T19:40:00</dc:date>
            </office:change-info>
            <text:p text:style-name="P2">generator</text:p>
          </text:deletion>
        </text:changed-region>
        <text:changed-region xml:id="ct168694496" text:id="ct168694496">
          <text:insertion>
            <office:change-info>
              <dc:creator>Bob Jacobsen</dc:creator>
              <dc:date>2013-03-26T19:40:00</dc:date>
            </office:change-info>
          </text:insertion>
        </text:changed-region>
        <text:changed-region xml:id="ct515464384" text:id="ct515464384">
          <text:deletion>
            <office:change-info>
              <dc:creator>Bob Jacobsen</dc:creator>
              <dc:date>2013-03-31T20:02:00</dc:date>
            </office:change-info>
            <text:p text:style-name="P2">:</text:p>
          </text:deletion>
        </text:changed-region>
        <text:changed-region xml:id="ct512794944" text:id="ct512794944">
          <text:insertion>
            <office:change-info>
              <dc:creator>Bob Jacobsen</dc:creator>
              <dc:date>2013-03-31T20:02:00</dc:date>
            </office:change-info>
          </text:insertion>
        </text:changed-region>
        <text:changed-region xml:id="ct505834272" text:id="ct505834272">
          <text:deletion>
            <office:change-info>
              <dc:creator>Bob Jacobsen</dc:creator>
              <dc:date>2013-03-31T20:02:00</dc:date>
            </office:change-info>
            <text:p text:style-name="P2"/>
            <text:list xml:id="list3719702897324101125" text:style-name="L1">
              <text:list-item>
                <text:p text:style-name="P4">An IdentifyProducedRange and an IdentifyConsumedRange that covers the possible Set/Report Time events</text:p>
              </text:list-item>
              <text:list-item>
                <text:p text:style-name="P4">An IdentifyProducedRange and an IdentifyConsumedRange that covers the Set/Report Date events</text:p>
              </text:list-item>
            </text:list>
            <text:p text:style-name="P2">An IdentifyProducedRange and an IdentifyConsumedRange that covers the Set/Report Rate and Stop/Start Clock events.</text:p>
          </text:deletion>
        </text:changed-region>
        <text:changed-region xml:id="ct166471968" text:id="ct166471968">
          <text:insertion>
            <office:change-info>
              <dc:creator>Bob Jacobsen</dc:creator>
              <dc:date>2013-03-31T20:03:00</dc:date>
            </office:change-info>
          </text:insertion>
        </text:changed-region>
        <text:changed-region xml:id="ct514639808" text:id="ct514639808">
          <text:deletion>
            <office:change-info>
              <dc:creator>Bob Jacobsen</dc:creator>
              <dc:date>2013-03-31T20:03:00</dc:date>
            </office:change-info>
            <text:list xml:id="list716198900110525940" text:style-name="L2">
              <text:list-item>
                <text:p text:style-name="P5"><text:span text:style-name="T3"/></text:p>
              </text:list-item>
              <text:list-item>
                <text:p text:style-name="P5"><text:span text:style-name="T3"/></text:p>
              </text:list-item>
            </text:list>
          </text:deletion>
        </text:changed-region>
        <text:changed-region xml:id="ct515251136" text:id="ct515251136">
          <text:insertion>
            <office:change-info>
              <dc:creator>Bob Jacobsen</dc:creator>
              <dc:date>2013-03-31T20:03:00</dc:date>
            </office:change-info>
          </text:insertion>
        </text:changed-region>
        <text:changed-region xml:id="ct483591216" text:id="ct483591216">
          <text:insertion>
            <office:change-info>
              <dc:creator>Bob Jacobsen</dc:creator>
              <dc:date>2013-03-31T20:02:00</dc:date>
            </office:change-info>
          </text:insertion>
        </text:changed-region>
        <text:changed-region xml:id="ct505514400" text:id="ct505514400">
          <text:insertion>
            <office:change-info>
              <dc:creator>Bob Jacobsen</dc:creator>
              <dc:date>2013-03-31T20:05:00</dc:date>
            </office:change-info>
          </text:insertion>
        </text:changed-region>
        <text:changed-region xml:id="ct514473520" text:id="ct514473520">
          <text:deletion>
            <office:change-info>
              <dc:creator>Bob Jacobsen</dc:creator>
              <dc:date>2013-03-31T20:03:00</dc:date>
            </office:change-info>
            <text:list xml:id="list472431229" text:continue-numbering="true" text:style-name="L2">
              <text:list-item>
                <text:p text:style-name="P6"/>
              </text:list-item>
            </text:list>
            <text:list xml:id="list7074195540738386916" text:style-name="L3">
              <text:list-item>
                <text:p text:style-name="P7">An IdentifyProducedEvent message for the current rate and start/stop state, showing valid &amp; active</text:p>
              </text:list-item>
            </text:list>
          </text:deletion>
        </text:changed-region>
        <text:changed-region xml:id="ct263536256" text:id="ct263536256">
          <text:insertion>
            <office:change-info>
              <dc:creator>Bob Jacobsen</dc:creator>
              <dc:date>2013-03-31T20:05:00</dc:date>
            </office:change-info>
          </text:insertion>
        </text:changed-region>
        <text:changed-region xml:id="ct514542960" text:id="ct514542960">
          <text:deletion>
            <office:change-info>
              <dc:creator>Bob Jacobsen</dc:creator>
              <dc:date>2013-03-31T20:03:00</dc:date>
            </office:change-info>
            <text:p text:style-name="P2">.</text:p>
          </text:deletion>
        </text:changed-region>
        <text:changed-region xml:id="ct168702864" text:id="ct168702864">
          <text:insertion>
            <office:change-info>
              <dc:creator>Bob Jacobsen</dc:creator>
              <dc:date>2013-03-31T20:03:00</dc:date>
            </office:change-info>
          </text:insertion>
        </text:changed-region>
        <text:changed-region xml:id="ct168703440" text:id="ct168703440">
          <text:insertion>
            <office:change-info>
              <dc:creator>Bob Jacobsen</dc:creator>
              <dc:date>2013-03-26T19:22:00</dc:date>
            </office:change-info>
          </text:insertion>
        </text:changed-region>
        <text:changed-region xml:id="ct168703072" text:id="ct168703072">
          <text:insertion>
            <office:change-info>
              <dc:creator>Bob Jacobsen</dc:creator>
              <dc:date>2013-03-26T19:23:00</dc:date>
            </office:change-info>
          </text:insertion>
        </text:changed-region>
        <text:changed-region xml:id="ct168706576" text:id="ct168706576">
          <text:deletion>
            <office:change-info>
              <dc:creator>Bob Jacobsen</dc:creator>
              <dc:date>2013-03-26T19:40:00</dc:date>
            </office:change-info>
            <text:p text:style-name="P2">generator</text:p>
          </text:deletion>
        </text:changed-region>
        <text:changed-region xml:id="ct168706704" text:id="ct168706704">
          <text:insertion>
            <office:change-info>
              <dc:creator>Bob Jacobsen</dc:creator>
              <dc:date>2013-03-26T19:40:00</dc:date>
            </office:change-info>
          </text:insertion>
        </text:changed-region>
        <text:changed-region xml:id="ct512847552" text:id="ct512847552">
          <text:insertion>
            <office:change-info>
              <dc:creator>Bob Jacobsen</dc:creator>
              <dc:date>2013-03-31T20:04:00</dc:date>
            </office:change-info>
          </text:insertion>
        </text:changed-region>
        <text:changed-region xml:id="ct484817696" text:id="ct484817696">
          <text:insertion>
            <office:change-info>
              <dc:creator>Bob Jacobsen</dc:creator>
              <dc:date>2013-03-31T20:04:00</dc:date>
            </office:change-info>
          </text:insertion>
        </text:changed-region>
        <text:changed-region xml:id="ct168706864" text:id="ct168706864">
          <text:deletion>
            <office:change-info>
              <dc:creator>Bob Jacobsen</dc:creator>
              <dc:date>2013-03-26T19:40:00</dc:date>
            </office:change-info>
            <text:p text:style-name="P2">generator</text:p>
          </text:deletion>
        </text:changed-region>
        <text:changed-region xml:id="ct168706992" text:id="ct168706992">
          <text:insertion>
            <office:change-info>
              <dc:creator>Bob Jacobsen</dc:creator>
              <dc:date>2013-03-26T19:40:00</dc:date>
            </office:change-info>
          </text:insertion>
        </text:changed-region>
        <text:changed-region xml:id="ct86371952" text:id="ct86371952">
          <text:insertion>
            <office:change-info>
              <dc:creator>Bob Jacobsen</dc:creator>
              <dc:date>2013-03-31T20:04:00</dc:date>
            </office:change-info>
          </text:insertion>
        </text:changed-region>
        <text:changed-region xml:id="ct515258224" text:id="ct515258224">
          <text:insertion>
            <office:change-info>
              <dc:creator>Bob Jacobsen</dc:creator>
              <dc:date>2013-03-31T20:04:00</dc:date>
            </office:change-info>
          </text:insertion>
        </text:changed-region>
        <text:changed-region xml:id="ct164662192" text:id="ct164662192">
          <text:deletion>
            <office:change-info>
              <dc:creator>Bob Jacobsen</dc:creator>
              <dc:date>2013-03-31T20:00:00</dc:date>
            </office:change-info>
            <text:p text:style-name="P2"><text:s/>(you have to know the clock number, but you can start with the default)</text:p>
          </text:deletion>
        </text:changed-region>
        <text:changed-region xml:id="ct505580160" text:id="ct505580160">
          <text:insertion>
            <office:change-info>
              <dc:creator>Bob Jacobsen</dc:creator>
              <dc:date>2013-03-31T20:00:00</dc:date>
            </office:change-info>
          </text:insertion>
        </text:changed-region>
        <text:changed-region xml:id="ct514350688" text:id="ct514350688">
          <text:deletion>
            <office:change-info>
              <dc:creator>Bob Jacobsen</dc:creator>
              <dc:date>2013-03-31T20:06:00</dc:date>
            </office:change-info>
            <text:p text:style-name="P2">the Start/Stop event.</text:p>
          </text:deletion>
        </text:changed-region>
        <text:changed-region xml:id="ct514651216" text:id="ct514651216">
          <text:insertion>
            <office:change-info>
              <dc:creator>Bob Jacobsen</dc:creator>
              <dc:date>2013-03-31T20:06:00</dc:date>
            </office:change-info>
          </text:insertion>
        </text:changed-region>
        <text:changed-region xml:id="ct168709312" text:id="ct168709312">
          <text:deletion>
            <office:change-info>
              <dc:creator>Bob Jacobsen</dc:creator>
              <dc:date>2013-03-26T19:40:00</dc:date>
            </office:change-info>
            <text:p text:style-name="P2">generator</text:p>
          </text:deletion>
        </text:changed-region>
        <text:changed-region xml:id="ct168708912" text:id="ct168708912">
          <text:insertion>
            <office:change-info>
              <dc:creator>Bob Jacobsen</dc:creator>
              <dc:date>2013-03-26T19:40:00</dc:date>
            </office:change-info>
          </text:insertion>
        </text:changed-region>
        <text:changed-region xml:id="ct168712272" text:id="ct168712272">
          <text:deletion>
            <office:change-info>
              <dc:creator>Bob Jacobsen</dc:creator>
              <dc:date>2013-03-26T19:40:00</dc:date>
            </office:change-info>
            <text:p text:style-name="P2">generator</text:p>
          </text:deletion>
        </text:changed-region>
        <text:changed-region xml:id="ct168712368" text:id="ct168712368">
          <text:insertion>
            <office:change-info>
              <dc:creator>Bob Jacobsen</dc:creator>
              <dc:date>2013-03-26T19:40:00</dc:date>
            </office:change-info>
          </text:insertion>
        </text:changed-region>
        <text:changed-region xml:id="ct168712880" text:id="ct168712880">
          <text:insertion>
            <office:change-info>
              <dc:creator>Bob Jacobsen</dc:creator>
              <dc:date>2013-03-29T20:32:00</dc:date>
            </office:change-info>
          </text:insertion>
        </text:changed-region>
        <text:changed-region xml:id="ct168713152" text:id="ct168713152">
          <text:insertion>
            <office:change-info>
              <dc:creator>Bob Jacobsen</dc:creator>
              <dc:date>2013-03-29T20:33:00</dc:date>
            </office:change-info>
          </text:insertion>
        </text:changed-region>
        <text:changed-region xml:id="ct168713248" text:id="ct168713248">
          <text:insertion>
            <office:change-info>
              <dc:creator>Bob Jacobsen</dc:creator>
              <dc:date>2013-03-29T20:34:00</dc:date>
            </office:change-info>
          </text:insertion>
        </text:changed-region>
        <text:changed-region xml:id="ct168712576" text:id="ct168712576">
          <text:insertion>
            <office:change-info>
              <dc:creator>Bob Jacobsen</dc:creator>
              <dc:date>2013-03-29T20:35:00</dc:date>
            </office:change-info>
          </text:insertion>
        </text:changed-region>
        <text:changed-region xml:id="ct168712704" text:id="ct168712704">
          <text:insertion>
            <office:change-info>
              <dc:creator>Bob Jacobsen</dc:creator>
              <dc:date>2013-03-29T20:36:00</dc:date>
            </office:change-info>
          </text:insertion>
        </text:changed-region>
        <text:changed-region xml:id="ct168713808" text:id="ct168713808">
          <text:insertion>
            <office:change-info>
              <dc:creator>Bob Jacobsen</dc:creator>
              <dc:date>2013-03-29T20:37:00</dc:date>
            </office:change-info>
          </text:insertion>
        </text:changed-region>
        <text:changed-region xml:id="ct168713968" text:id="ct168713968">
          <text:insertion>
            <office:change-info>
              <dc:creator>Bob Jacobsen</dc:creator>
              <dc:date>2013-03-29T20:38:00</dc:date>
            </office:change-info>
          </text:insertion>
        </text:changed-region>
        <text:changed-region xml:id="ct168718816" text:id="ct168718816">
          <text:insertion>
            <office:change-info>
              <dc:creator>Bob Jacobsen</dc:creator>
              <dc:date>2013-03-29T20:39:00</dc:date>
            </office:change-info>
          </text:insertion>
        </text:changed-region>
        <text:changed-region xml:id="ct168715792" text:id="ct168715792">
          <text:insertion>
            <office:change-info>
              <dc:creator>Bob Jacobsen</dc:creator>
              <dc:date>2013-03-29T20:40:00</dc:date>
            </office:change-info>
          </text:insertion>
        </text:changed-region>
        <text:changed-region xml:id="ct168715920" text:id="ct168715920">
          <text:insertion>
            <office:change-info>
              <dc:creator>Bob Jacobsen</dc:creator>
              <dc:date>2013-03-29T20:41:00</dc:date>
            </office:change-info>
          </text:insertion>
        </text:changed-region>
        <text:changed-region xml:id="ct168716288" text:id="ct168716288">
          <text:insertion>
            <office:change-info>
              <dc:creator>Bob Jacobsen</dc:creator>
              <dc:date>2013-03-29T20:42:00</dc:date>
            </office:change-info>
          </text:insertion>
        </text:changed-region>
        <text:changed-region xml:id="ct168718912" text:id="ct168718912">
          <text:insertion>
            <office:change-info>
              <dc:creator>Bob Jacobsen</dc:creator>
              <dc:date>2013-03-29T20:43:00</dc:date>
            </office:change-info>
          </text:insertion>
        </text:changed-region>
        <text:changed-region xml:id="ct168719312" text:id="ct168719312">
          <text:deletion>
            <office:change-info>
              <dc:creator>Bob Jacobsen</dc:creator>
              <dc:date>2013-03-26T19:40:00</dc:date>
            </office:change-info>
            <text:p text:style-name="Standard">generator</text:p>
          </text:deletion>
        </text:changed-region>
        <text:changed-region xml:id="ct168719440" text:id="ct168719440">
          <text:insertion>
            <office:change-info>
              <dc:creator>Bob Jacobsen</dc:creator>
              <dc:date>2013-03-26T19:40:00</dc:date>
            </office:change-info>
          </text:insertion>
        </text:changed-region>
        <text:changed-region xml:id="ct168719568" text:id="ct168719568">
          <text:insertion>
            <office:change-info>
              <dc:creator>Bob Jacobsen</dc:creator>
              <dc:date>2013-03-26T19:40:00</dc:date>
            </office:change-info>
          </text:insertion>
        </text:changed-region>
        <text:changed-region xml:id="ct168719696" text:id="ct168719696">
          <text:insertion>
            <office:change-info>
              <dc:creator>Bob Jacobsen</dc:creator>
              <dc:date>2013-03-26T19:40:00</dc:date>
            </office:change-info>
          </text:insertion>
        </text:changed-region>
        <text:changed-region xml:id="ct505621440" text:id="ct505621440">
          <text:insertion>
            <office:change-info>
              <dc:creator>Bob Jacobsen</dc:creator>
              <dc:date>2013-03-31T20:11:00</dc:date>
            </office:change-info>
          </text:insertion>
        </text:changed-region>
        <text:changed-region xml:id="ct485108848" text:id="ct485108848">
          <text:deletion>
            <office:change-info>
              <dc:creator>Bob Jacobsen</dc:creator>
              <dc:date>2013-03-31T20:11:00</dc:date>
            </office:change-info>
            <text:p text:style-name="Standard">numbers</text:p>
          </text:deletion>
        </text:changed-region>
        <text:changed-region xml:id="ct56980592" text:id="ct56980592">
          <text:insertion>
            <office:change-info>
              <dc:creator>Bob Jacobsen</dc:creator>
              <dc:date>2013-03-31T20:11:00</dc:date>
            </office:change-info>
          </text:insertion>
        </text:changed-region>
        <text:changed-region xml:id="ct168720272" text:id="ct168720272">
          <text:insertion>
            <office:change-info>
              <dc:creator>Bob Jacobsen</dc:creator>
              <dc:date>2013-03-26T19:41:00</dc:date>
            </office:change-info>
          </text:insertion>
        </text:changed-region>
        <text:changed-region xml:id="ct168719184" text:id="ct168719184">
          <text:deletion>
            <office:change-info>
              <dc:creator>Bob Jacobsen</dc:creator>
              <dc:date>2013-03-26T19:41:00</dc:date>
            </office:change-info>
            <text:p text:style-name="Standard">generators</text:p>
          </text:deletion>
        </text:changed-region>
        <text:changed-region xml:id="ct515431120" text:id="ct515431120">
          <text:deletion>
            <office:change-info>
              <dc:creator>Bob Jacobsen</dc:creator>
              <dc:date>2013-03-31T20:11:00</dc:date>
            </office:change-info>
            <text:p text:style-name="Standard"/>
            <text:p text:style-name="Standard">Since most railroads only use one fast clock, by convention products using this protocol should come configured for the “0” clock number. <text:s/>(Or should that be “1”, as it's less confusing to non-digital people, and we have space?)</text:p>
          </text:deletion>
        </text:changed-region>
        <text:changed-region xml:id="ct168720848" text:id="ct168720848">
          <text:deletion>
            <office:change-info>
              <dc:creator>Bob Jacobsen</dc:creator>
              <dc:date>2013-03-26T19:41:00</dc:date>
            </office:change-info>
            <text:p text:style-name="P1">generator</text:p>
          </text:deletion>
        </text:changed-region>
        <text:changed-region xml:id="ct168720976" text:id="ct168720976">
          <text:insertion>
            <office:change-info>
              <dc:creator>Bob Jacobsen</dc:creator>
              <dc:date>2013-03-26T19:41:00</dc:date>
            </office:change-info>
          </text:insertion>
        </text:changed-region>
        <text:changed-region xml:id="ct168720624" text:id="ct168720624">
          <text:insertion>
            <office:change-info>
              <dc:creator>Bob Jacobsen</dc:creator>
              <dc:date>2013-03-26T19:41:00</dc:date>
            </office:change-info>
          </text:insertion>
        </text:changed-region>
        <text:changed-region xml:id="ct168722688" text:id="ct168722688">
          <text:deletion>
            <office:change-info>
              <dc:creator>Bob Jacobsen</dc:creator>
              <dc:date>2013-03-26T19:41:00</dc:date>
            </office:change-info>
            <text:p text:style-name="Standard">generator</text:p>
          </text:deletion>
        </text:changed-region>
        <text:changed-region xml:id="ct168719888" text:id="ct168719888">
          <text:deletion>
            <office:change-info>
              <dc:creator>Bob Jacobsen</dc:creator>
              <dc:date>2013-03-26T19:42:00</dc:date>
            </office:change-info>
            <text:p text:style-name="Standard">generator</text:p>
          </text:deletion>
        </text:changed-region>
        <text:changed-region xml:id="ct168719984" text:id="ct168719984">
          <text:insertion>
            <office:change-info>
              <dc:creator>Bob Jacobsen</dc:creator>
              <dc:date>2013-03-26T19:42:00</dc:date>
            </office:change-info>
          </text:insertion>
        </text:changed-region>
        <text:changed-region xml:id="ct168721328" text:id="ct168721328">
          <text:insertion>
            <office:change-info>
              <dc:creator>Bob Jacobsen</dc:creator>
              <dc:date>2013-03-26T22:24:00</dc:date>
            </office:change-info>
          </text:insertion>
        </text:changed-region>
        <text:changed-region xml:id="ct168723568" text:id="ct168723568">
          <text:insertion>
            <office:change-info>
              <dc:creator>Bob Jacobsen</dc:creator>
              <dc:date>2013-03-26T22:25:00</dc:date>
            </office:change-info>
          </text:insertion>
        </text:changed-region>
        <text:changed-region xml:id="ct168722320" text:id="ct168722320">
          <text:insertion>
            <office:change-info>
              <dc:creator>Bob Jacobsen</dc:creator>
              <dc:date>2013-03-26T22:28:00</dc:date>
            </office:change-info>
          </text:insertion>
        </text:changed-region>
        <text:changed-region xml:id="ct168722864" text:id="ct168722864">
          <text:insertion>
            <office:change-info>
              <dc:creator>Bob Jacobsen</dc:creator>
              <dc:date>2013-03-26T22:29:00</dc:date>
            </office:change-info>
          </text:insertion>
        </text:changed-region>
        <text:changed-region xml:id="ct168723392" text:id="ct168723392">
          <text:insertion>
            <office:change-info>
              <dc:creator>Bob Jacobsen</dc:creator>
              <dc:date>2013-03-26T22:30:00</dc:date>
            </office:change-info>
          </text:insertion>
        </text:changed-region>
        <text:changed-region xml:id="ct168723744" text:id="ct168723744">
          <text:insertion>
            <office:change-info>
              <dc:creator>Bob Jacobsen</dc:creator>
              <dc:date>2013-03-26T22:31:00</dc:date>
            </office:change-info>
          </text:insertion>
        </text:changed-region>
        <text:changed-region xml:id="ct168721552" text:id="ct168721552">
          <text:insertion>
            <office:change-info>
              <dc:creator>Bob Jacobsen</dc:creator>
              <dc:date>2013-03-26T22:32:00</dc:date>
            </office:change-info>
          </text:insertion>
        </text:changed-region>
        <text:changed-region xml:id="ct168725376" text:id="ct168725376">
          <text:insertion>
            <office:change-info>
              <dc:creator>Bob Jacobsen</dc:creator>
              <dc:date>2013-03-26T22:33:00</dc:date>
            </office:change-info>
          </text:insertion>
        </text:changed-region>
        <text:changed-region xml:id="ct168726432" text:id="ct168726432">
          <text:insertion>
            <office:change-info>
              <dc:creator>Bob Jacobsen</dc:creator>
              <dc:date>2013-03-26T22:34:00</dc:date>
            </office:change-info>
          </text:insertion>
        </text:changed-region>
        <text:changed-region xml:id="ct168725472" text:id="ct168725472">
          <text:insertion>
            <office:change-info>
              <dc:creator>Bob Jacobsen</dc:creator>
              <dc:date>2013-03-26T22:35:00</dc:date>
            </office:change-info>
          </text:insertion>
        </text:changed-region>
        <text:changed-region xml:id="ct168726240" text:id="ct168726240">
          <text:insertion>
            <office:change-info>
              <dc:creator>Bob Jacobsen</dc:creator>
              <dc:date>2013-03-26T22:36:00</dc:date>
            </office:change-info>
          </text:insertion>
        </text:changed-region>
        <text:changed-region xml:id="ct168730416" text:id="ct168730416">
          <text:insertion>
            <office:change-info>
              <dc:creator>Bob Jacobsen</dc:creator>
              <dc:date>2013-03-26T22:37:00</dc:date>
            </office:change-info>
          </text:insertion>
        </text:changed-region>
        <text:changed-region xml:id="ct168726528" text:id="ct168726528">
          <text:insertion>
            <office:change-info>
              <dc:creator>Bob Jacobsen</dc:creator>
              <dc:date>2013-03-26T19:25:00</dc:date>
            </office:change-info>
          </text:insertion>
        </text:changed-region>
        <text:changed-region xml:id="ct168730848" text:id="ct168730848">
          <text:insertion>
            <office:change-info>
              <dc:creator>Bob Jacobsen</dc:creator>
              <dc:date>2013-03-26T19:26:00</dc:date>
            </office:change-info>
          </text:insertion>
        </text:changed-region>
        <text:changed-region xml:id="ct168729584" text:id="ct168729584">
          <text:insertion>
            <office:change-info>
              <dc:creator>Bob Jacobsen</dc:creator>
              <dc:date>2013-03-26T19:27:00</dc:date>
            </office:change-info>
          </text:insertion>
        </text:changed-region>
        <text:changed-region xml:id="ct168729680" text:id="ct168729680">
          <text:insertion>
            <office:change-info>
              <dc:creator>Bob Jacobsen</dc:creator>
              <dc:date>2013-03-26T19:28:00</dc:date>
            </office:change-info>
          </text:insertion>
        </text:changed-region>
        <text:changed-region xml:id="ct168731072" text:id="ct168731072">
          <text:insertion>
            <office:change-info>
              <dc:creator>Bob Jacobsen</dc:creator>
              <dc:date>2013-03-26T19:29:00</dc:date>
            </office:change-info>
          </text:insertion>
        </text:changed-region>
        <text:changed-region xml:id="ct168730080" text:id="ct168730080">
          <text:insertion>
            <office:change-info>
              <dc:creator>Bob Jacobsen</dc:creator>
              <dc:date>2013-03-26T19:24:00</dc:date>
            </office:change-info>
          </text:insertion>
        </text:changed-region>
        <text:changed-region xml:id="ct168730176" text:id="ct168730176">
          <text:deletion>
            <office:change-info>
              <dc:creator>Bob Jacobsen</dc:creator>
              <dc:date>2013-03-26T19:24:00</dc:date>
            </office:change-info>
            <text:p text:style-name="P1">o</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1" text:outline-level="1">Introduction</text:h>
      <text:p text:style-name="Standard">A Working Note is an intermediate step in <text:span text:style-name="T7">the</text:span> documentation process. <text:s/>It gathers together the content from various informal development <text:span text:style-name="T7">documents</text:span>, discussions, etc into a single place. <text:s/>One or more Working Notes form the basis for the next step, which is writing one or more Standard/TechNote pairs. </text:p>
      <text:p text:style-name="Standard">This Working Note is intended to become the Standard and Technical Note on the OpenLCB Time Broadcast Protocol.<text:change-start text:change-id="ct519930080"/> <text:span text:style-name="T2">Text in italics highlights aspects that are still thought to be in flux.</text:span><text:change-end text:change-id="ct519930080"/><text:change-start text:change-id="ct168504848"/></text:p>
      <text:p text:style-name="Standard">Model railroa<text:change-end text:change-id="ct168504848"/><text:change-start text:change-id="ct168504944"/>d layouts sometime have their own time displayed via visible clocks that people refer to when operating the layout.<text:change-end text:change-id="ct168504944"/><text:change-start text:change-id="ct168505072"/> <text:s/>These might display a different time of day from the current real clock time, so that an evening train can be run during the day. <text:s/>They might run at a different rate, so that the shorter distances of the model are covered by a train in the right number of <text:change-end text:change-id="ct168505072"/><text:change-start text:change-id="ct168507632"/>“fast minutes”.</text:p>
      <text:p text:style-name="Standard">Layouts that have multiple clock faces might want to synchronize them by running them from a single time generator. <text:s/>OpenLCB should provide a way to do that over existing OpenLCB in<text:change-end text:change-id="ct168507632"/><text:change-start text:change-id="ct168507856"/>frastructure.</text:p>
      <text:p text:style-name="Standard">Producer/Consumer events, one per second or minute, could certainly meet this need. <text:s/>Since event IDs are arbitrary, in the absence of any other support, the clocks would have to have 24*60 or 24*60*60 sep<text:change-end text:change-id="ct168507856"/><text:change-start text:change-id="ct168508336"/>arate event IDs configured between clock time producers and consumers. <text:s/>This is untenable. <text:s/>Hence, the primary reason for this Standard is to create well-defined <text:span text:style-name="T9">ranges</text:span> of event IDs that can be used to represent time for driving clock displays.<text:change-end text:change-id="ct168508336"/><text:change-start text:change-id="ct168506208"/></text:p>
      <text:p text:style-name="Standard">A secondary purpose is to allow producers on the layout to control the clock operation by producing certain events.</text:p>
      <text:p text:style-name="Standard">A ter<text:change-end text:change-id="ct168506208"/><text:change-start text:change-id="ct168508976"/>tiary purpose is to allow other consumers on <text:span text:style-name="T7">the</text:span> layout to be controlled via the time signal by interpreting the events or event ranges specified here. <text:s/>Not all timing-related purposes will be met by the contents of <text:span text:style-name="T7">this Standard, and other ways of handling timi</text:span><text:change-end text:change-id="ct168508976"/><text:change-start text:change-id="ct168509456"/><text:span text:style-name="T7">ng formation will be needed for those.</text:span><text:change-end text:change-id="ct168509456"/><text:change-start text:change-id="ct168508064"/></text:p>
      <text:h text:style-name="Heading_20_2" text:outline-level="2">Served use cases</text:h>
      <text:p text:style-name="Standard"><text:change-end text:change-id="ct168508064"/><text:change-start text:change-id="ct168508528"/>Fast clocks distributed around the layout all show the fast time. They start and stop together. Start and stop controls are distributed around the layout. The rate can be varied as needed. The display includes a modeled date.</text:p>
      <text:p text:style-name="Standard">In addition to fast time, a “correct wall-clock time” can also be distributed around the layout room. Further, a “duration so far” time is distributed around the layout. <text:s/>It starts and stops independently of the fast clock. </text:p>
      <text:p text:style-name="Standard"><text:soft-page-break/>A node connected to model building lights turns them on and off at specific fast-clock times. A control for lights or ventilation can turn it on and off at specific wall-clock times.</text:p>
      <text:p text:style-name="Standard">Time acts in multiple ways:</text:p>
      <text:list xml:id="list1238071017841148016" text:style-name="L4">
        <text:list-item>
          <text:p text:style-name="P24">Action at a specific time: “The bell rings at noon”</text:p>
        </text:list-item>
        <text:list-item>
          <text:p text:style-name="P24">Condition during an interval: “The porch light should be on from 5PM to midnight”</text:p>
        </text:list-item>
        <text:list-item>
          <text:p text:style-name="P24">As a state: “The clock shows 10:15AM”</text:p>
        </text:list-item>
      </text:list>
      <text:p text:style-name="Standard">Model building lights and layout room lights turn on and off in a fast cycle to simulate a day<text:change-end text:change-id="ct168508528"/><text:change-start text:change-id="ct168515568"/> every 10 minutes.</text:p>
      <text:p text:style-name="Standard">The model railroad can run through a scenario: <text:s/>Start at 17:00 (5PM) and run to 20:00 (8PM), then go back to 17:00 and repeat.</text:p>
      <text:p text:style-name="Standard">A town contains 100 separate lights, each connected to an output pin on OpenLCB nodes. They turn on and off on a detailed<text:change-end text:change-id="ct168515568"/><text:change-start text:change-id="ct168515696"/> cycle.</text:p>
      <text:p text:style-name="Standard"><text:change-end text:change-id="ct168515696"/><text:change-start text:change-id="ct168517232"/>Simple nodes should be able to respond to timed events without any additional cost.<text:change-end text:change-id="ct168517232"/><text:change-start text:change-id="ct168517360"/></text:p>
      <text:p text:style-name="Standard">Modular layout sections developed and configured in separate locations can be brought together and operated without prior management/allocation of magic numbers, and with only minimal (at most one node and one operation) reconfiguration<text:change-end text:change-id="ct168517360"/><text:change-start text:change-id="ct168517456"/>.<text:change-end text:change-id="ct168517456"/></text:p>
      <text:h text:style-name="Heading_20_2" text:outline-level="2"><text:change-start text:change-id="ct168503408"/>Unserved use cases</text:h>
      <text:p text:style-name="Standard">The model building lights turn on and off only a few seconds apart <text:s/>- this proposal is for minute-granularity timing. <text:s/>Faster timing can be controlled from the node using a script that gets its initial trigger from the fast clock signal, or some other node can produce closely-timed events that are consumed to drive the lights.</text:p>
      <text:p text:style-name="Standard">Rapidly moving from one time to another, e.g from 20:00 back to 17:00 <text:span text:style-name="T7">in the</text:span> use case above, can be done in several ways:</text:p>
      <text:list xml:id="list221880467940983391" text:style-name="L5">
        <text:list-item>
          <text:p text:style-name="P25">By rapidly stepping through the intervening minutes. <text:s/>This will ensure that e.g. a light that turns on at 14:00 and off at 18:00 will properly be on when the sequence restarts at 17:00. <text:s/>But it will also cause the church bell that's scheduled to strike at 08:00 and 12:00 to ring between “20:00” and “17:00”.</text:p>
        </text:list-item>
        <text:list-item>
          <text:p text:style-name="P25">By going directly to 17:00. <text:s/>This will skip ringing the church bells in the point above, but might not get the state at 17:00 correct. The state can be addressed by optionally producing the necessary events as part of going directly.</text:p>
        </text:list-item>
      </text:list>
      <text:p text:style-name="Standard">Layout lights execute a pattern that's different when the modeled day is Monday vs Saturday <text:change-end text:change-id="ct168503408"/><text:change-start text:change-id="ct168503536"/>–<text:change-end text:change-id="ct168503536"/><text:change-start text:change-id="ct168678032"/> Day of week, or calendar date in general, does not result in different events being produced. <text:s/>This use case should be solved the regular producer-consumer techniques and a smarter scheduler to produce the appropriate events.</text:p>
      <text:h text:style-name="Heading_20_1" text:outline-level="1"><text:change-end text:change-id="ct168678032"/><text:soft-page-break/>Specified Sections</text:h>
      <text:p text:style-name="Standard">This is the usual sections for a Standard, to accumulate the Standard and Technical Note content in its eventual order.</text:p>
      <text:h text:style-name="Heading_20_2" text:outline-level="2">Introduction</text:h>
      <text:p text:style-name="Standard">Note that this section of the Standard is informative, not normative.</text:p>
      <text:p text:style-name="Text_20_body">A layout control bus can do a number of useful things with fast-time information:</text:p>
      <text:list xml:id="list6230835637926873717" text:style-name="L6">
        <text:list-item>
          <text:p text:style-name="P38">Connect a number of clock displays to keep them synchronized.</text:p>
        </text:list-item>
        <text:list-item>
          <text:p text:style-name="P38">Provide time information to plug in devices, e.g. throttles.</text:p>
        </text:list-item>
        <text:list-item>
          <text:p text:style-name="P38">Provide cueing for time-based occurrences, such as lights turning on and off at specific modeled times.</text:p>
        </text:list-item>
      </text:list>
      <text:p text:style-name="Text_20_body">Generally, existing fast clock systems have one unit that <text:change text:change-id="ct168678576"/><text:change-start text:change-id="ct168678704"/>produces <text:change-end text:change-id="ct168678704"/>time information, and one or more units that consume it. Existing fast clocks typically only report minutes, not seconds or finer time divisions. Some existing fast clock systems track a day/date, in addition to time. </text:p>
      <text:p text:style-name="Text_20_body">Fast clocks run at various rates, and can be controlled by the user either at the <text:change text:change-id="ct168520848"/><text:change-start text:change-id="ct168521008"/>producer node<text:change-end text:change-id="ct168521008"/> or from other locations. Some fast clock systems broadcast run/stop and rate information, which can also be useful when interpolating within a fast-minute.</text:p>
      <text:p text:style-name="Text_20_body">OpenLCB broadcasts time information by producing Event IDs. <text:s/>Specific Event IDs correspond to specific times with the day, for example “08:10:<text:change-start text:change-id="ct168521168"/>00<text:change-end text:change-id="ct168521168"/><text:change text:change-id="ct168521264"/>”, so that consumers can be taught to react to time-of-day. The date is handled separately, for those installations that choose to use it.<text:change-start text:change-id="ct515305312"/></text:p>
      <text:p text:style-name="Text_20_body"><text:change-end text:change-id="ct515305312"/><text:change text:change-id="ct168521392"/><text:change-start text:change-id="ct513781504"/>The primary use of this information is to display it on clock faces around the layout.<text:change-end text:change-id="ct513781504"/></text:p>
      <text:p text:style-name="P1"><text:change text:change-id="ct514386976"/><text:change-start text:change-id="ct514441472"/>In addition, simple nodes can <text:change-end text:change-id="ct514441472"/>use specific EventIDs to trigger their actions at specific times. For example, lights in buildings in a model town can be sequenced to come on at various times by configuring consumers in a node to react to time events by changing output lines.</text:p>
      <text:p text:style-name="Text_20_body">Since remote control of the fast clock is desired, a set-protocol using produced and consumed events is defined. <text:change text:change-id="ct515205328"/>This makes it possible for <text:change text:change-id="ct505633792"/>throttles<text:change-start text:change-id="ct519739024"/> and other user-interface nodes<text:change-end text:change-id="ct519739024"/> to have a general fast-clock-control capability built in<text:change text:change-id="ct514336592"/><text:change-start text:change-id="ct514440256"/>.<text:change-end text:change-id="ct514440256"/> </text:p>
      <text:h text:style-name="Heading_20_2" text:outline-level="2">Intended Use</text:h>
      <text:p text:style-name="Standard">Note that this section of the Standard is informative, not normative.<text:change-start text:change-id="ct505605648"/></text:p>
      <text:p text:style-name="Standard">Primary use is driving clock faces. <text:span text:style-name="T2">(Maybe move use case text from above here?)</text:span><text:change-end text:change-id="ct505605648"/></text:p>
      <text:h text:style-name="Heading_20_2" text:outline-level="2">Reference and Context</text:h>
      <text:h text:style-name="Heading_20_2" text:outline-level="2">Message Formats</text:h>
      <text:p text:style-name="P2"><text:change-start text:change-id="ct168521904"/>In addition to the following Event IDs, the well-known event ID “Delivers Clock Protocol” is defined. <text:s/></text:p>
      <text:p text:style-name="P2"><text:change-end text:change-id="ct168521904"/><text:change text:change-id="ct168522992"/><text:change text:change-id="ct168522864"/><text:change text:change-id="ct168522736"/><text:change text:change-id="ct168522608"/><text:change text:change-id="ct168522480"/><text:change text:change-id="ct168522032"/><text:change-start text:change-id="ct168523120"/>The upper six bytes of the <text:change-end text:change-id="ct168523120"/><text:change text:change-id="ct168523248"/><text:change-start text:change-id="ct168523376"/>following messages <text:change-end text:change-id="ct168523376"/><text:change-start text:change-id="ct505571952"/>must be <text:change-end text:change-id="ct505571952"/><text:change-start text:change-id="ct514102160"/>the valid Node ID of the clock producing node.<text:change-end text:change-id="ct514102160"/><text:change-start text:change-id="ct168523904"/> </text:p>
      <text:p text:style-name="P2"><text:soft-page-break/>Note that there are no well-defined values of the clock event IDs. <text:s/>You locate the clock generators and their event spaces via the usual IdentifyEvent/IdentifyProducer mechanisms starting wi<text:change-end text:change-id="ct168523904"/><text:change-start text:change-id="ct168524032"/>th the “Delivers Clock Protocol” event ID.<text:change-end text:change-id="ct168524032"/><text:change-start text:change-id="ct168523600"/></text:p>
      <text:p text:style-name="P2"><text:span text:style-name="T2">The details of the following formats are still being worked out. </text:span><text:change-end text:change-id="ct168523600"/><text:change-start text:change-id="ct484456112"/><text:span text:style-name="T2"><text:s/></text:span></text:p>
      <text:p text:style-name="P2">The values are packed into two bytes to make it easier to allocate the unique “Specific Upper Part”; <text:span text:style-name="T7">it </text:span>is required to be the Node ID of the clock generator.<text:change-end text:change-id="ct484456112"/></text:p>
      <text:h text:style-name="Heading_20_3" text:outline-level="3">Set/Report Time<text:change-start text:change-id="ct168522144"/> Event ID<text:change-end text:change-id="ct168522144"/></text:h>
      <text:p text:style-name="P1"/>
      <table:table table:name="Table2" table:style-name="Table2">
        <table:table-column table:style-name="Table2.A" table:number-columns-repeated="7"/>
        <table:table-column table:style-name="Table2.H"/>
        <table:table-header-rows>
          <table:table-row>
            <table:table-cell table:style-name="Table2.A1" office:value-type="string">
              <text:p text:style-name="Table_20_Heading">Byte 0</text:p>
            </table:table-cell>
            <table:table-cell table:style-name="Table2.A1" office:value-type="string">
              <text:p text:style-name="Table_20_Heading">Byte 1</text:p>
            </table:table-cell>
            <table:table-cell table:style-name="Table2.A1" office:value-type="string">
              <text:p text:style-name="Table_20_Heading">Byte 2</text:p>
            </table:table-cell>
            <table:table-cell table:style-name="Table2.A1" office:value-type="string">
              <text:p text:style-name="Table_20_Heading">Byte 3</text:p>
            </table:table-cell>
            <table:table-cell table:style-name="Table2.A1" office:value-type="string">
              <text:p text:style-name="Table_20_Heading">Byte 4</text:p>
            </table:table-cell>
            <table:table-cell table:style-name="Table2.A1" office:value-type="string">
              <text:p text:style-name="Table_20_Heading">Byte 5</text:p>
            </table:table-cell>
            <table:table-cell table:style-name="Table2.A1" office:value-type="string">
              <text:p text:style-name="Table_20_Heading">Byte 6</text:p>
            </table:table-cell>
            <table:table-cell table:style-name="Table2.H1" office:value-type="string">
              <text:p text:style-name="Table_20_Heading">Byte 7</text:p>
            </table:table-cell>
          </table:table-row>
        </table:table-header-rows>
        <table:table-row>
          <table:table-cell table:style-name="Table2.A2" table:number-columns-spanned="6" office:value-type="string">
            <text:p text:style-name="Table_20_Contents"><text:change text:change-id="ct168528576"/><text:change-start text:change-id="ct168529024"/>Specific<text:change-end text:change-id="ct168529024"/> Upper Part</text:p>
          </table:table-cell>
          <table:covered-table-cell/>
          <table:covered-table-cell/>
          <table:covered-table-cell/>
          <table:covered-table-cell/>
          <table:covered-table-cell/>
          <table:table-cell table:style-name="Table2.A2" office:value-type="string">
            <text:p text:style-name="Table_20_Contents"><text:change text:change-id="ct512973440"/><text:change-start text:change-id="ct505565744"/>Hours<text:line-break/>0-23<text:change-end text:change-id="ct505565744"/></text:p>
          </table:table-cell>
          <table:table-cell table:style-name="Table2.H2" office:value-type="string">
            <text:p text:style-name="Table_20_Contents"><text:change-start text:change-id="ct505649728"/>Minutes<text:line-break/>0-59<text:change-end text:change-id="ct505649728"/></text:p>
          </table:table-cell>
        </table:table-row>
      </table:table>
      <text:p text:style-name="P2"><text:change text:change-id="ct505816672"/><text:change text:change-id="ct168526560"/><text:change text:change-id="ct505534208"/><text:change text:change-id="ct56956288"/><text:change text:change-id="ct168526656"/><text:change text:change-id="ct168529984"/><text:change text:change-id="ct168529888"/><text:change text:change-id="ct57003536"/><text:change text:change-id="ct514144432"/><text:change text:change-id="ct168530128"/><text:change text:change-id="ct514144528"/><text:change text:change-id="ct168530400"/><text:change text:change-id="ct484445840"/><text:change text:change-id="ct168530672"/><text:change text:change-id="ct484446032"/><text:change-start text:change-id="ct485062768"/>The upper nibble of byte 6 is only 0 or 1, which can be used to distinguish this<text:change-end text:change-id="ct485062768"/><text:change-start text:change-id="ct56950880"/> format.<text:change-end text:change-id="ct56950880"/></text:p>
      <text:h text:style-name="Heading_20_3" text:outline-level="3">Set/Report Date<text:change-start text:change-id="ct168529552"/> Event ID<text:change-end text:change-id="ct168529552"/></text:h>
      <text:p text:style-name="Standard"/>
      <table:table table:name="Table3" table:style-name="Table3">
        <table:table-column table:style-name="Table3.A" table:number-columns-repeated="7"/>
        <table:table-column table:style-name="Table3.H"/>
        <table:table-header-rows>
          <table:table-row>
            <table:table-cell table:style-name="Table3.A1" office:value-type="string">
              <text:p text:style-name="Table_20_Heading">Byte 0</text:p>
            </table:table-cell>
            <table:table-cell table:style-name="Table3.A1" office:value-type="string">
              <text:p text:style-name="Table_20_Heading">Byte 1</text:p>
            </table:table-cell>
            <table:table-cell table:style-name="Table3.A1" office:value-type="string">
              <text:p text:style-name="Table_20_Heading">Byte 2</text:p>
            </table:table-cell>
            <table:table-cell table:style-name="Table3.A1" office:value-type="string">
              <text:p text:style-name="Table_20_Heading">Byte 3</text:p>
            </table:table-cell>
            <table:table-cell table:style-name="Table3.A1" office:value-type="string">
              <text:p text:style-name="Table_20_Heading">Byte 4</text:p>
            </table:table-cell>
            <table:table-cell table:style-name="Table3.A1" office:value-type="string">
              <text:p text:style-name="Table_20_Heading">Byte 5</text:p>
            </table:table-cell>
            <table:table-cell table:style-name="Table3.A1" office:value-type="string">
              <text:p text:style-name="Table_20_Heading">Byte 6</text:p>
            </table:table-cell>
            <table:table-cell table:style-name="Table3.H1" office:value-type="string">
              <text:p text:style-name="Table_20_Heading">Byte 7</text:p>
            </table:table-cell>
          </table:table-row>
        </table:table-header-rows>
        <table:table-row>
          <table:table-cell table:style-name="Table3.A2" table:number-columns-spanned="6" office:value-type="string">
            <text:p text:style-name="Table_20_Contents"><text:change text:change-id="ct168533248"/><text:change-start text:change-id="ct168533680"/>Specific Upper Part<text:change-end text:change-id="ct168533680"/></text:p>
          </table:table-cell>
          <table:covered-table-cell/>
          <table:covered-table-cell/>
          <table:covered-table-cell/>
          <table:covered-table-cell/>
          <table:covered-table-cell/>
          <table:table-cell table:style-name="Table3.A2" office:value-type="string">
            <text:p text:style-name="Table_20_Contents"><text:change-start text:change-id="ct56940768"/>0x40+<text:change-end text:change-id="ct56940768"/>Month<text:change-start text:change-id="ct505522912"/><text:line-break/>0x41<text:change-end text:change-id="ct505522912"/><text:change-start text:change-id="ct57023808"/>-0x0x4C<text:change-end text:change-id="ct57023808"/></text:p>
          </table:table-cell>
          <table:table-cell table:style-name="Table3.H2" office:value-type="string">
            <text:p text:style-name="Table_20_Contents">Day<text:change-start text:change-id="ct485101792"/><text:line-break/>1-31<text:change-end text:change-id="ct485101792"/></text:p>
          </table:table-cell>
        </table:table-row>
      </table:table>
      <text:p text:style-name="P2"><text:change-start text:change-id="ct515196416"/>The upper nibble of byte 6 is 4, which can be used to distinguish this format.<text:change-end text:change-id="ct515196416"/><text:change-start text:change-id="ct506443936"/></text:p>
      <text:h text:style-name="Heading_20_3" text:outline-level="3"><text:change-end text:change-id="ct506443936"/><text:change-start text:change-id="ct506432336"/>Set/Report Year Event ID</text:h>
      <text:p text:style-name="Standard"><text:change-end text:change-id="ct506432336"/></text:p>
      <table:table table:name="Table6" table:style-name="Table6">
        <table:table-column table:style-name="Table6.A" table:number-columns-repeated="7"/>
        <table:table-column table:style-name="Table6.H"/>
        <table:table-header-rows>
          <table:table-row>
            <table:table-cell table:style-name="Table6.A1" office:value-type="string">
              <text:p text:style-name="Table_20_Heading"><text:change-start text:change-id="ct505620096"/>Byte 0<text:change-end text:change-id="ct505620096"/></text:p>
            </table:table-cell>
            <table:table-cell table:style-name="Table6.A1" office:value-type="string">
              <text:p text:style-name="Table_20_Heading"><text:change-start text:change-id="ct505597600"/>Byte 1<text:change-end text:change-id="ct505597600"/></text:p>
            </table:table-cell>
            <table:table-cell table:style-name="Table6.A1" office:value-type="string">
              <text:p text:style-name="Table_20_Heading"><text:change-start text:change-id="ct505927792"/>Byte 2<text:change-end text:change-id="ct505927792"/></text:p>
            </table:table-cell>
            <table:table-cell table:style-name="Table6.A1" office:value-type="string">
              <text:p text:style-name="Table_20_Heading"><text:change-start text:change-id="ct515091136"/>Byte 3<text:change-end text:change-id="ct515091136"/></text:p>
            </table:table-cell>
            <table:table-cell table:style-name="Table6.A1" office:value-type="string">
              <text:p text:style-name="Table_20_Heading"><text:change-start text:change-id="ct515154704"/>Byte 4<text:change-end text:change-id="ct515154704"/></text:p>
            </table:table-cell>
            <table:table-cell table:style-name="Table6.A1" office:value-type="string">
              <text:p text:style-name="Table_20_Heading"><text:change-start text:change-id="ct505513760"/>Byte 5<text:change-end text:change-id="ct505513760"/></text:p>
            </table:table-cell>
            <table:table-cell table:style-name="Table6.A1" office:value-type="string">
              <text:p text:style-name="Table_20_Heading"><text:change-start text:change-id="ct53768816"/>Byte 6<text:change-end text:change-id="ct53768816"/></text:p>
            </table:table-cell>
            <table:table-cell table:style-name="Table6.H1" office:value-type="string">
              <text:p text:style-name="Table_20_Heading"><text:change-start text:change-id="ct505582208"/>Byte 7<text:change-end text:change-id="ct505582208"/></text:p>
            </table:table-cell>
          </table:table-row>
        </table:table-header-rows>
        <table:table-row>
          <table:table-cell table:style-name="Table6.A2" table:number-columns-spanned="6" office:value-type="string">
            <text:p text:style-name="Table_20_Contents"><text:change-start text:change-id="ct515152416"/>Specific Upper Part<text:change-end text:change-id="ct515152416"/></text:p>
          </table:table-cell>
          <table:covered-table-cell/>
          <table:covered-table-cell/>
          <table:covered-table-cell/>
          <table:covered-table-cell/>
          <table:covered-table-cell/>
          <table:table-cell table:style-name="Table6.G2" table:number-columns-spanned="2" office:value-type="string">
            <text:p text:style-name="Table_20_Contents"><text:change-start text:change-id="ct505824336"/>0x3000+Year</text:p>
            <text:p text:style-name="Table_20_Contents">0x3000-0x3FFF<text:change-end text:change-id="ct505824336"/></text:p>
          </table:table-cell>
          <table:covered-table-cell/>
        </table:table-row>
      </table:table>
      <text:p text:style-name="P2"><text:change text:change-id="ct519724368"/><text:change-start text:change-id="ct512980928"/>The upper nibble of byte 6 is 3, which can be used to distinguish this format.<text:change-end text:change-id="ct512980928"/><text:change-start text:change-id="ct86312192"/> </text:p>
      <text:p text:style-name="P2">The lower twelve bits are the year, 0AD to 4095AD. <text:s/><text:span text:style-name="T2">(It's been</text:span><text:change-end text:change-id="ct86312192"/><text:change-start text:change-id="ct514143680"/><text:span text:style-name="T2"> proposed that these instead be in some BCD format, which represents 999 years around some epoch)</text:span><text:change-end text:change-id="ct514143680"/></text:p>
      <text:h text:style-name="Heading_20_3" text:outline-level="3">Set/Report Rate<text:change-start text:change-id="ct168531680"/> Event ID<text:change-end text:change-id="ct168531680"/></text:h>
      <text:p text:style-name="P1"><text:s/></text:p>
      <table:table table:name="Table4" table:style-name="Table4">
        <table:table-column table:style-name="Table4.A" table:number-columns-repeated="7"/>
        <table:table-column table:style-name="Table4.H"/>
        <table:table-header-rows>
          <table:table-row>
            <table:table-cell table:style-name="Table4.A1" office:value-type="string">
              <text:p text:style-name="Table_20_Heading">Byte 0</text:p>
            </table:table-cell>
            <table:table-cell table:style-name="Table4.A1" office:value-type="string">
              <text:p text:style-name="Table_20_Heading">Byte 1</text:p>
            </table:table-cell>
            <table:table-cell table:style-name="Table4.A1" office:value-type="string">
              <text:p text:style-name="Table_20_Heading">Byte 2</text:p>
            </table:table-cell>
            <table:table-cell table:style-name="Table4.A1" office:value-type="string">
              <text:p text:style-name="Table_20_Heading">Byte 3</text:p>
            </table:table-cell>
            <table:table-cell table:style-name="Table4.A1" office:value-type="string">
              <text:p text:style-name="Table_20_Heading">Byte 4</text:p>
            </table:table-cell>
            <table:table-cell table:style-name="Table4.A1" office:value-type="string">
              <text:p text:style-name="Table_20_Heading">Byte 5</text:p>
            </table:table-cell>
            <table:table-cell table:style-name="Table4.A1" office:value-type="string">
              <text:p text:style-name="Table_20_Heading">Byte 6</text:p>
            </table:table-cell>
            <table:table-cell table:style-name="Table4.H1" office:value-type="string">
              <text:p text:style-name="Table_20_Heading">Byte 7</text:p>
            </table:table-cell>
          </table:table-row>
        </table:table-header-rows>
        <table:table-row>
          <table:table-cell table:style-name="Table4.A2" table:number-columns-spanned="6" office:value-type="string">
            <text:p text:style-name="Table_20_Contents"><text:change text:change-id="ct168536208"/><text:change-start text:change-id="ct168536336"/>Specific Upper Part<text:change-end text:change-id="ct168536336"/></text:p>
          </table:table-cell>
          <table:covered-table-cell/>
          <table:covered-table-cell/>
          <table:covered-table-cell/>
          <table:covered-table-cell/>
          <table:covered-table-cell/>
          <table:table-cell table:style-name="Table4.G2" table:number-columns-spanned="2" office:value-type="string">
            <text:p text:style-name="Table_20_Contents"><text:change text:change-id="ct514317344"/><text:change-start text:change-id="ct485115552"/>0x5000+<text:change-end text:change-id="ct485115552"/><text:change-start text:change-id="ct515221504"/>Rate<text:change-end text:change-id="ct515221504"/></text:p>
          </table:table-cell>
          <table:covered-table-cell/>
        </table:table-row>
      </table:table>
      <text:p text:style-name="P1"><text:change-start text:change-id="ct513781264"/><text:soft-page-break/></text:p>
      <text:p text:style-name="P2">The upper nibble of byte 6 is 5, which can be used to distinguish this format. <text:change-end text:change-id="ct513781264"/></text:p>
      <text:p text:style-name="P1">Rate is <text:change text:change-id="ct515517664"/><text:change-start text:change-id="ct506439984"/>a 12 <text:change-end text:change-id="ct506439984"/>bit <text:change-start text:change-id="ct519740704"/>signed <text:change-end text:change-id="ct519740704"/>fixed point rrrrrrrrrr.rr, <text:change-start text:change-id="ct56947632"/>-511.75, -511.00, <text:span text:style-name="T8">…</text:span>, -1.00, <text:span text:style-name="T8">…</text:span>, -.<text:change-end text:change-id="ct56947632"/><text:change text:change-id="ct483560608"/><text:change-start text:change-id="ct519682336"/>0<text:change-end text:change-id="ct519682336"/><text:change-start text:change-id="ct519668608"/>25, <text:change-end text:change-id="ct519668608"/>.00, 0.25, 0.50, ..., <text:change text:change-id="ct84141552"/><text:change-start text:change-id="ct514321120"/>511.75<text:change-end text:change-id="ct514321120"/> <text:s/><text:change-start text:change-id="ct484445376"/><text:span text:style-name="T2">(Is that the right range? Enough granularity? <text:s/>Would something simpler be easier?</text:span><text:change-end text:change-id="ct484445376"/><text:change text:change-id="ct505600560"/><text:change-start text:change-id="ct515460672"/><text:span text:style-name="T2">)</text:span><text:change-end text:change-id="ct515460672"/></text:p>
      <text:p text:style-name="P1"><text:change text:change-id="ct84433968"/><text:change-start text:change-id="ct519750352"/>A rate of zero is valid. <text:change-end text:change-id="ct519750352"/>The stop/start clock event should be used to stop and start the clock, because that doesn't require resetting<text:change text:change-id="ct514441376"/><text:change-start text:change-id="ct514114048"/>, <text:change-end text:change-id="ct514114048"/>or even knowing<text:change text:change-id="ct515398048"/><text:change-start text:change-id="ct484475952"/>,<text:change-end text:change-id="ct484475952"/> the current rate.<text:change text:change-id="ct168534224"/><text:change-start text:change-id="ct483552736"/> </text:p>
      <text:p text:style-name="P40">(should one bit be reserved, perhaps in the high nibble, to carry the run/stop state when reporting the rate? <text:s/>That was in an e<text:change-end text:change-id="ct483552736"/><text:change-start text:change-id="ct56999024"/>arlier proposal, makes it easier to look for the entire state in a single event, but it's got messy semantics)<text:change-end text:change-id="ct56999024"/></text:p>
      <text:h text:style-name="Heading_20_3" text:outline-level="3">Stop/Start Clock</text:h>
      <text:p text:style-name="P2"/>
      <table:table table:name="Table5" table:style-name="Table5">
        <table:table-column table:style-name="Table5.A" table:number-columns-repeated="7"/>
        <table:table-column table:style-name="Table5.H"/>
        <table:table-header-rows>
          <table:table-row>
            <table:table-cell table:style-name="Table5.A1" office:value-type="string">
              <text:p text:style-name="Table_20_Heading">Byte 0</text:p>
            </table:table-cell>
            <table:table-cell table:style-name="Table5.A1" office:value-type="string">
              <text:p text:style-name="Table_20_Heading">Byte 1</text:p>
            </table:table-cell>
            <table:table-cell table:style-name="Table5.A1" office:value-type="string">
              <text:p text:style-name="Table_20_Heading">Byte 2</text:p>
            </table:table-cell>
            <table:table-cell table:style-name="Table5.A1" office:value-type="string">
              <text:p text:style-name="Table_20_Heading">Byte 3</text:p>
            </table:table-cell>
            <table:table-cell table:style-name="Table5.A1" office:value-type="string">
              <text:p text:style-name="Table_20_Heading">Byte 4</text:p>
            </table:table-cell>
            <table:table-cell table:style-name="Table5.A1" office:value-type="string">
              <text:p text:style-name="Table_20_Heading">Byte 5</text:p>
            </table:table-cell>
            <table:table-cell table:style-name="Table5.A1" office:value-type="string">
              <text:p text:style-name="Table_20_Heading">Byte 6</text:p>
            </table:table-cell>
            <table:table-cell table:style-name="Table5.H1" office:value-type="string">
              <text:p text:style-name="Table_20_Heading">Byte 7</text:p>
            </table:table-cell>
          </table:table-row>
        </table:table-header-rows>
        <table:table-row>
          <table:table-cell table:style-name="Table5.A2" table:number-columns-spanned="6" office:value-type="string">
            <text:p text:style-name="Table_20_Contents"><text:change text:change-id="ct168538656"/><text:change-start text:change-id="ct168539088"/>Specific Upper Part<text:change-end text:change-id="ct168539088"/></text:p>
          </table:table-cell>
          <table:covered-table-cell/>
          <table:covered-table-cell/>
          <table:covered-table-cell/>
          <table:covered-table-cell/>
          <table:covered-table-cell/>
          <table:table-cell table:style-name="Table5.G2" table:number-columns-spanned="2" office:value-type="string">
            <text:p text:style-name="Table_20_Contents"><text:change text:change-id="ct514378880"/><text:change-start text:change-id="ct514245328"/>Stop 0x6001</text:p>
            <text:p text:style-name="Table_20_Contents">Start 0x6002<text:change-end text:change-id="ct514245328"/></text:p>
          </table:table-cell>
          <table:covered-table-cell/>
        </table:table-row>
      </table:table>
      <text:p text:style-name="P2"><text:change text:change-id="ct53983520"/><text:change-start text:change-id="ct164689936"/>The upper nibble of byte 6 is 5, which can be used to distinguish this format. (Could have also put into higher part of e.g. month message, to save this code space<text:change-end text:change-id="ct164689936"/><text:change-start text:change-id="ct519589088"/>)<text:change-end text:change-id="ct519589088"/></text:p>
      <text:p text:style-name="P1">Having a separate start/stop mechanism, instead of just setting rate to zero, makes distributed start/stop control easier. There's no need for everybody to remember the current rate while the clock is stopped.</text:p>
      <text:h text:style-name="Heading_20_2" text:outline-level="2">States</text:h>
      <text:p text:style-name="Standard">Each clock has an independent running/stopped state and <text:change-start text:change-id="ct168537040"/>an <text:change-end text:change-id="ct168537040"/>independent rate.</text:p>
      <text:p text:style-name="Standard">When the clock is in stopped state, it<text:change text:change-id="ct168537200"/>s internal time is not changing.</text:p>
      <text:p text:style-name="Standard">When the clock is in running state, it<text:change text:change-id="ct168537360"/>s internal time is advancing (rate X) as fast as normal time. <text:s/></text:p>
      <text:h text:style-name="Heading_20_2" text:outline-level="2">Interactions</text:h>
      <text:p text:style-name="P1"><text:change-start text:change-id="ct168539696"/>The well-known event ID “Delivers Clock Protocol” shall be produced by every node when it first starts to operate as a clock generator. When enquired about, the node has to return “valid” if the clock is operating, and “invalid” if it is not. <text:s/>(Note that this is operating, not running; if it's serving as a clock generator and will produce and consume the appropriate event IDs)</text:p>
      <text:p text:style-name="Text_20_body"><text:change-end text:change-id="ct168539696"/>A Set/Report Rate event <text:change-start text:change-id="ct168539872"/>for which there are one or more consumers <text:s/>are <text:change-end text:change-id="ct168539872"/><text:change text:change-id="ct168540000"/>produced every real 60(?) seconds while the clock is running to update the layout. <text:s/><text:change-start text:change-id="ct515213696"/><text:span text:style-name="T2">(Should </text:span><text:change-end text:change-id="ct515213696"/><text:change-start text:change-id="ct168540480"/><text:span text:style-name="T2">the current one</text:span><text:change-end text:change-id="ct168540480"/><text:change text:change-id="ct168540608"/><text:change-start text:change-id="ct505547328"/><text:span text:style-name="T2"> also be </text:span><text:change-end text:change-id="ct505547328"/><text:change text:change-id="ct168540736"/><text:change-start text:change-id="ct168540864"/><text:span text:style-name="T2">produced</text:span><text:change-end text:change-id="ct168540864"/><text:change-start text:change-id="ct515354144"/><text:span text:style-name="T2"> when the clock is not running? Sometimes nice to be able to stop all traffic on the network, which you can do if it doesn't send while the clock is stopped)</text:span><text:change-end text:change-id="ct515354144"/><text:change-start text:change-id="ct86374016"/><text:span text:style-name="T2"> </text:span><text:change-end text:change-id="ct86374016"/><text:change-start text:change-id="ct168540992"/><text:span text:style-name="T15">This is written in a way that </text:span><text:change-end text:change-id="ct168540992"/><text:change-start text:change-id="ct168541120"/><text:span text:style-name="T15">makes </text:span><text:change-end text:change-id="ct168541120"/><text:change-start text:change-id="ct168689808"/><text:span text:style-name="T15">options are available for e.g. low-bandwidth clocks, see below.</text:span><text:change-end text:change-id="ct168689808"/></text:p>
      <text:p text:style-name="Text_20_body"><text:soft-page-break/>The Set/Report Date event is produced <text:change text:change-id="ct484462176"/><text:change-start text:change-id="ct505492960"/>when the Date changes.<text:change-end text:change-id="ct505492960"/> Nodes that want it, e.g. to initialize a display, can ask for it<text:change-start text:change-id="ct168690032"/> from the clock-producer node using IdentifyEvents<text:change-end text:change-id="ct168690032"/>.<text:change-start text:change-id="ct519745744"/><text:span text:style-name="T2"> </text:span><text:change-end text:change-id="ct519745744"/><text:change-start text:change-id="ct505558432"/><text:span text:style-name="T2">(Should it also be produced periodically? How often?)</text:span><text:change-end text:change-id="ct505558432"/><text:change-start text:change-id="ct484159440"/></text:p>
      <text:p text:style-name="Text_20_body"><text:change-end text:change-id="ct484159440"/><text:change text:change-id="ct515212144"/><text:change text:change-id="ct168690160"/><text:change text:change-id="ct505591584"/><text:change text:change-id="ct168690544"/><text:change text:change-id="ct515576480"/><text:change-start text:change-id="ct515312912"/>Clock producer nodes shall produce a Set/Report Date event if they receive one but do not update their internal date. Clock producer nodes shall produce a Set/Report Year event if they receive one but do not update their internal date.<text:change-end text:change-id="ct515312912"/></text:p>
      <text:p text:style-name="Text_20_body">A Set/Report Time event is produced every time the current time changes, e.g. every fast <text:change text:change-id="ct168690704"/><text:change-start text:change-id="ct168690832"/>minute<text:change-end text:change-id="ct168690832"/>. <text:s/><text:change-start text:change-id="ct514517552"/><text:span text:style-name="T2">(Should it be periodically </text:span><text:change-end text:change-id="ct514517552"/><text:change text:change-id="ct168690960"/><text:change-start text:change-id="ct168691088"/><text:span text:style-name="T2">produced</text:span><text:change-end text:change-id="ct168691088"/><text:change-start text:change-id="ct485127696"/><text:span text:style-name="T2">, e.g. every real </text:span><text:change-end text:change-id="ct485127696"/><text:change-start text:change-id="ct168691216"/><text:span text:style-name="T2">minute</text:span><text:change-end text:change-id="ct168691216"/><text:change text:change-id="ct168691344"/><text:change-start text:change-id="ct514635520"/><text:span text:style-name="T2">, when the clock is stopped? That updates recent joiners, but it's nice to be able to stop all network traffic).</text:span><text:change-end text:change-id="ct514635520"/> </text:p>
      <text:p text:style-name="Text_20_body">Note that nodes should not assume<text:change text:change-id="ct514644016"/> that they will receive any time event only once. <text:s/>As time is set, it's possible for a node to receive the current time more than once.</text:p>
      <text:p text:style-name="Text_20_body"><text:change-start text:change-id="ct168540256"/>When <text:change-end text:change-id="ct168540256"/><text:change text:change-id="ct168691744"/><text:s/>a Set/Report Time event is received<text:change-start text:change-id="ct168691840"/> at a clock-producer node<text:change-end text:change-id="ct168691840"/>, it <text:change text:change-id="ct167855488"/><text:change-start text:change-id="ct515453600"/>may, but is not required to, set<text:change-end text:change-id="ct515453600"/> the time<text:change-start text:change-id="ct168691936"/> in the clock producer node<text:change-end text:change-id="ct168691936"/>. If the time is not set, the current time <text:change-start text:change-id="ct168692032"/>event <text:change-end text:change-id="ct168692032"/>is produced immediately after.</text:p>
      <text:p text:style-name="Text_20_body">If a Set/Report Rate event is received, the <text:change-start text:change-id="ct168692192"/>clock-producer's <text:change-end text:change-id="ct168692192"/><text:change text:change-id="ct168692320"/>rate is set to the rate embedded in the event. The run/stop bits are ignored. If the clock does not support the requested rate, it moves to the closest non-zero supported rate, and <text:change text:change-id="ct168692448"/><text:change-start text:change-id="ct168692576"/>produce<text:change-end text:change-id="ct168692576"/><text:change-start text:change-id="ct168692704"/>s<text:change-end text:change-id="ct168692704"/> a Set/Report Rate <text:change-start text:change-id="ct168692832"/>event <text:change-end text:change-id="ct168692832"/>containing the current rate. <text:s/>Rate can be set while the clock is running or stopped. <text:s/>The clock <text:change text:change-id="ct168692960"/><text:change-start text:change-id="ct168693168"/>producer node<text:change-end text:change-id="ct168693168"/> may, but is not required to, <text:change-start text:change-id="ct168693264"/>produce a <text:change-end text:change-id="ct168693264"/><text:change text:change-id="ct168693360"/><text:s/>Set/Report Time immediately after the rate <text:change-start text:change-id="ct168693488"/>event <text:change-end text:change-id="ct168693488"/>is <text:change text:change-id="ct168693616"/><text:change-start text:change-id="ct168693744"/>produced<text:change-end text:change-id="ct168693744"/> to ensure that all agree on the exact time. <text:s/><text:change text:change-id="ct168693872"/></text:p>
      <text:p text:style-name="P36"><text:change-start text:change-id="ct519723568"/>The use of the same event to broadcast the rate and to set the rate should perhaps be revisited. Is that consistent with event semantics? Or should a “rate set event” do the set and cause the clock source to emit a “current rate” event? There's no security issue here, because we receive the Node ID of the set-sending node either way. <text:s/>And a clock receiving a set command, no matter what the format, can still decide not to do it (if the protocol allows rejecting that, see above)<text:change-end text:change-id="ct519723568"/><text:change-start text:change-id="ct514445584"/></text:p>
      <text:p text:style-name="P3"><text:change-end text:change-id="ct514445584"/><text:change text:change-id="ct506419568"/><text:change-start text:change-id="ct515492592"/>Clock generators may also respond to other events to set their time. <text:s/>For example, to allow slaving of a clock generators events to time events from another clock generator, a clock generator may react to time event IDs with another high six bytes. <text:s/>How, when, whether to do that is an internal configuration option o<text:change-end text:change-id="ct515492592"/><text:change-start text:change-id="ct514648576"/>f the clock generator node, not discussed by this Standard.<text:change-end text:change-id="ct514648576"/></text:p>
      <text:h text:style-name="P42" text:outline-level="3">Event Identification and Reporting</text:h>
      <text:p text:style-name="P2">When a clock <text:change text:change-id="ct168694352"/><text:change-start text:change-id="ct168694496"/>producer<text:change-end text:change-id="ct168694496"/> node receives an Identify Events message, it replies with<text:change text:change-id="ct515464384"/><text:change-start text:change-id="ct512794944"/> an <text:s/>IdentifyProducedRange and an IdentifyConsumedRange that covers the entire set of time event IDs.<text:change-end text:change-id="ct512794944"/><text:change text:change-id="ct505834272"/></text:p>
      <text:p text:style-name="P2">In addition, the node will reply with:<text:change-start text:change-id="ct166471968"/></text:p>
      <text:list xml:id="list661138263" text:continue-list="list472431229" text:style-name="L2">
        <text:list-item>
          <text:p text:style-name="P5"><text:change-end text:change-id="ct166471968"/><text:change text:change-id="ct514639808"/><text:change-start text:change-id="ct515251136"/><text:span text:style-name="T3">An IdentifyProducedEvent message for the current rate (and start/stop state?), showing valid &amp; active <text:s/>(if start/stop not in the event, also a stop/start event for the valid case)</text:span></text:p>
        </text:list-item>
        <text:list-item>
          <text:p text:style-name="P5"><text:change-end text:change-id="ct515251136"/><text:change-start text:change-id="ct483591216"/><text:span text:style-name="T3">An IdentifyProducedEvent message for the current year showing valid &amp; active</text:span></text:p>
        </text:list-item>
      </text:list>
      <text:list xml:id="list426912082" text:continue-list="list7074195540738386916" text:style-name="L3">
        <text:list-item>
          <text:p text:style-name="P7"><text:change-end text:change-id="ct483591216"/>An IdentifyProducedEvent message for the current date, showing valid &amp; active</text:p>
        </text:list-item>
        <text:list-item>
          <text:p text:style-name="P7">An IdentifyProducedEvent message for the current time, showing valid &amp; active<text:change-start text:change-id="ct505514400"/></text:p>
        </text:list-item>
        <text:list-item>
          <text:p text:style-name="P7"><text:change-end text:change-id="ct505514400"/><text:change text:change-id="ct514473520"/><text:change-start text:change-id="ct263536256"/><text:soft-page-break/>An IdentifyProducedEvent message for the well-known event ID “Delivers Clock Protocol”<text:change-end text:change-id="ct263536256"/></text:p>
        </text:list-item>
      </text:list>
      <text:p text:style-name="P2">All of the preceding may be in any order<text:change text:change-id="ct514542960"/><text:change-start text:change-id="ct168702864"/>, but the given order is recommended. <text:change-end text:change-id="ct168702864"/><text:change-start text:change-id="ct168703440"/></text:p>
      <text:p text:style-name="P31">(There's actually an standards issue here – with the current coding, the <text:change-end text:change-id="ct168703440"/><text:change-start text:change-id="ct168703072"/>Date events don't occupy more than half of the reported range)<text:change-end text:change-id="ct168703072"/></text:p>
      <text:p text:style-name="P2">When a clock <text:change text:change-id="ct168706576"/><text:change-start text:change-id="ct168706704"/>producer<text:change-end text:change-id="ct168706704"/> node receives an IdentifyProducers message that covers any of the events it handles (Set/Report Time, Set/Report Date, <text:change-start text:change-id="ct512847552"/>Set/Report Year, <text:change-end text:change-id="ct512847552"/>Set/Report Rate, Stop/Start Clock) it will reply with a ProducerIdentified message showing valid. <text:s/>If the queried event is the current state (same time, same date, <text:change-start text:change-id="ct484817696"/>same year, <text:change-end text:change-id="ct484817696"/>same rate &amp; start/stop status, or same start/stop status respectively), the reply will be marked active. <text:s/>Otherwise, it will be marked inactive.</text:p>
      <text:p text:style-name="P2">When a clock <text:change text:change-id="ct168706864"/><text:change-start text:change-id="ct168706992"/>producer<text:change-end text:change-id="ct168706992"/> node receives an IdentifyConsumers message that covers any of the events it handles (Set/Report Time, Set/Report Date, <text:change-start text:change-id="ct86371952"/>Set/Report Year, <text:change-end text:change-id="ct86371952"/>Set/Report Rate, Stop/Start Clock) it will reply with a ConsumerIdentified message showing valid. <text:s/>If the queried event is the current state (same time, same date, <text:change-start text:change-id="ct515258224"/>same year, <text:change-end text:change-id="ct515258224"/>same rate &amp; start/stop status, or same start/stop status respectively), the reply will be marked active. <text:s/>Otherwise, it will be marked inactive.</text:p>
      <text:p text:style-name="P2">This lets devices rapidly establish information about a clock, even if they don't know it exists. To find the current clock<text:change text:change-id="ct164662192"/><text:change-start text:change-id="ct505580160"/>:<text:change-end text:change-id="ct505580160"/></text:p>
      <text:list xml:id="list3995873348625286623" text:style-name="L7">
        <text:list-item>
          <text:p text:style-name="P29">Send a global IdentifyProducers for <text:change text:change-id="ct514350688"/><text:change-start text:change-id="ct514651216"/>well-known event ID “Delivers Clock Protocol”<text:change-end text:change-id="ct514651216"/></text:p>
        </text:list-item>
        <text:list-item>
          <text:p text:style-name="P29">If there's no reply, no clock exists. If there is a reply, extract the source node ID (alias) of the clock <text:change text:change-id="ct168709312"/><text:change-start text:change-id="ct168708912"/>producer node<text:change-end text:change-id="ct168708912"/> and send an IdentifyEvents. <text:s/></text:p>
        </text:list-item>
        <text:list-item>
          <text:p text:style-name="P29">The reply will contain IdentifyProducedEvent messages that show the current clock <text:change text:change-id="ct168712272"/><text:change-start text:change-id="ct168712368"/>producer<text:change-end text:change-id="ct168712368"/> state via their active/valid status.<text:change-start text:change-id="ct168712880"/></text:p>
        </text:list-item>
      </text:list>
      <text:h text:style-name="Heading_20_3" text:outline-level="3"><text:change-end text:change-id="ct168712880"/><text:change-start text:change-id="ct168713152"/>Slaving Clock Generators</text:h>
      <text:p text:style-name="Standard">For modular layout use cases (still being identified), it's useful to have the time events be created in synch<text:change-end text:change-id="ct168713152"/><text:change-start text:change-id="ct168713248"/> with some other clock generator. <text:s/>For example, a modular segment has a clock generator and multiple nodes that are configured to <text:span text:style-name="T7">together</text:span> do complex automation. <text:s/>You want to include it in a larger modular layout without having to reconfigure this. <text:s/></text:p>
      <text:p text:style-name="Standard">One way<text:change-end text:change-id="ct168713248"/><text:change-start text:change-id="ct168712576"/> to do that is to slave the modular clock generator to another master clock generator, so that the master clock generator controls and specifies the time, and the modular clock generator produces i<text:change-end text:change-id="ct168712576"/><text:change-start text:change-id="ct168712704"/>ts own events to represent that time. <text:s/>The consuming nodes then act on the modular clock events they are configured with.</text:p>
      <text:p text:style-name="Standard">Operationally, this slaving consists of reissuing the events with different top-end bytes, translating the top-end <text:change-end text:change-id="ct168712704"/><text:change-start text:change-id="ct168713808"/>bytes from the master clock generators values to the slaved modular clock generator values.</text:p>
      <text:p text:style-name="Standard">Mechanically, this can be done by having a mode in the clock generator node that does this, having a gateway onto the modular OpenLCB segment that does the tr<text:change-end text:change-id="ct168713808"/><text:change-start text:change-id="ct168713968"/>anslation (and removing the original modular clock generator), or some other mechanism. <text:s/>The standard is about protocol, not implementation, and so is silent about this.</text:p>
      <text:p text:style-name="Standard"><text:soft-page-break/>If a modular clock generator is to be <text:change-end text:change-id="ct168713968"/><text:change-start text:change-id="ct168718816"/>configured to follow some other clock event range, that raises the question of how to do it. <text:s/>The Standard is silent about this too, but it's <text:span text:style-name="T7">important</text:span> that there be a way to do it within the Standard. <text:s/>Choices include:</text:p>
      <text:list xml:id="list1360817090900073755" text:style-name="L8">
        <text:list-item>
          <text:p text:style-name="P32">Configure it via the memory configuration protocol to listen for a particular value of the top bytes.</text:p>
        </text:list-item>
        <text:list-item>
          <text:p text:style-name="P32">Many layouts just have one clock<text:change-end text:change-id="ct168718816"/><text:change-start text:change-id="ct168715792"/> generator. If that's true, a button on the clock<text:change-end text:change-id="ct168715792"/><text:change-start text:change-id="ct168715920"/> that says “Slave to master” will get the right one. If there's more than one, pushing that button could just go to the next one<text:change-end text:change-id="ct168715920"/><text:change-start text:change-id="ct168716288"/>.</text:p>
        </text:list-item>
        <text:list-item>
          <text:p text:style-name="P32">Use teach/learn or blue/gold to teach an event from the master clock, or some producer or consumer of the master clock, to the slave. <text:s/>For example, if there's a master “clock stop” button, teach that to the <text:change-end text:change-id="ct168716288"/><text:change-start text:change-id="ct168718912"/>slave so that it knows that's the range to listen to. <text:s/>This can be done even if there are multiple clocks operating on the layout.<text:change-end text:change-id="ct168718912"/></text:p>
        </text:list-item>
      </text:list>
      <text:h text:style-name="Heading_20_1" text:outline-level="1">Background Information</text:h>
      <text:p text:style-name="Standard">This section will go directly into the Technical Note.</text:p>
      <text:p text:style-name="Standard">This protocol doesn't appear in PIP, because it's totally self-identifying. <text:s/>There's no formal, functional need to check for it. <text:s/>IdentifyProducers can find the clock <text:change text:change-id="ct168719312"/><text:change-start text:change-id="ct168719440"/>producer<text:change-end text:change-id="ct168719440"/> node<text:change-start text:change-id="ct168719568"/>(<text:change-end text:change-id="ct168719568"/>s<text:change-start text:change-id="ct168719696"/>)<text:change-end text:change-id="ct168719696"/> on the layout. Perhaps it should be added to the PIP mechanism to make it unambiguous that the node manufacturer intends this to be supported, trigger automated tests, etc.</text:p>
      <text:h text:style-name="Heading_20_2" text:outline-level="2">Multiple Clocks</text:h>
      <text:p text:style-name="Standard">A user might want multiple clocks, for example a real-time clock to show current time, and a fast clock to show railroad time. </text:p>
      <text:p text:style-name="Standard">The protocol provides for this<text:change-start text:change-id="ct505621440"/> via multiple clock generators with unique Node IDs<text:change-end text:change-id="ct505621440"/>, but it's up to the user to allocate clock <text:change text:change-id="ct485108848"/><text:change-start text:change-id="ct56980592"/>generators<text:change-end text:change-id="ct56980592"/> and configure the clock <text:change-start text:change-id="ct168720272"/>producers<text:change-end text:change-id="ct168720272"/><text:change text:change-id="ct168719184"/> and consumers to use the proper clock number as part of their event range. <text:s/><text:change text:change-id="ct515431120"/></text:p>
      <text:h text:style-name="Heading_20_2" text:outline-level="2">Configuration via a simple teach-learn UI</text:h>
      <text:p text:style-name="P1">Blue and Gold configuration does not have to be implemented, perhaps many devices won't, but <text:span text:style-name="T8">important</text:span> to show it can be done. Configuring consumers to react to a particular time event can be done by putting a programming button on the master time <text:change text:change-id="ct168720848"/><text:change-start text:change-id="ct168720976"/>producer<text:change-end text:change-id="ct168720976"/> that sends the learn message for the current clock time.</text:p>
      <text:p text:style-name="P1">Better (more powerful) UIs can<text:span text:style-name="T11"> then use the same underlying teach/learn implementation.</text:span></text:p>
      <text:p text:style-name="P17">To Teach: gold; blue to select: hour, minute, rate; up/down to change; gold</text:p>
      <text:p text:style-name="P17">To nominate: blue, blue; gold to select: h,m,r; up/down; blue</text:p>
      <text:p text:style-name="P18">From the Arduino docs:</text:p>
      <text:p text:style-name="P21">The User Interface (UI) uses the Blue / Gold buttons:</text:p>
      <text:p text:style-name="P20">A (Blue/Gold)+ sequence Sets or Nominates the Time, Rate or Alarms to learn a Teach-event. </text:p>
      <text:p text:style-name="P22"><text:soft-page-break/>Gold(Blue/Gold)+ sequence sends a Teach-event which includes the event associated with the current-Time, the Rate-, or any of the Alarms.</text:p>
      <text:h text:style-name="Heading_20_2" text:outline-level="2">Alarms</text:h>
      <text:p text:style-name="Standard">Early OpenLCB clock prototypes contained support for “Alarms”, special events that could be configured to be produced at a specific time. <text:s/>By configuring consumers to listen for the alarm event, instead of a particular time, it becomes easier to reconfigure the start or stop time for layout activities: <text:s/>Change one thing, the association between producing the alarm event and the time that it happens, and all the other nodes will follow without reconfiguration.</text:p>
      <text:p text:style-name="Standard">This protocol does not contain any specific support for alarms, because it doesn't need to. <text:s/>Simplicity is important, and the production of alarms can proceed completely independently. Any event ID could be produced by any node, upon receipt of the particular time event, and that don't have to be part of this protocol. An alarm-<text:change-start text:change-id="ct168720624"/>producer<text:change-end text:change-id="ct168720624"/><text:change text:change-id="ct168722688"/> isn't specifically part of the clock <text:change text:change-id="ct168719888"/><text:change-start text:change-id="ct168719984"/>producer<text:change-end text:change-id="ct168719984"/>. It could be anywhere. <text:s/>And no protocol needs to be defined for alarm events, as they're just regular produced events: When A is produced, produce B and C. <text:s/>That's a generally-useful thing to have, even for non-time events.<text:change-start text:change-id="ct168721328"/></text:p>
      <text:h text:style-name="Heading_20_2" text:outline-level="2"><text:change-end text:change-id="ct168721328"/><text:change-start text:change-id="ct168723568"/>Low-Bandwidth Clock Producers</text:h>
      <text:p text:style-name="Standard">The Standard specifies <text:change-end text:change-id="ct168723568"/><text:change-start text:change-id="ct168722320"/>that only time events <text:span text:style-name="T7">with consumers need to be produced. <text:s/>Clock-producing nodes can use this to reduce the bandwidth used by the c</text:span><text:change-end text:change-id="ct168722320"/><text:change-start text:change-id="ct168722864"/><text:span text:style-name="T7">lock events, particularly at high rate. <text:s/>The producing node can automatically generate and maintain a list of consumed event IDs, and produce only those.</text:span></text:p>
      <text:p text:style-name="Standard"><text:span text:style-name="T7">Once the clock-producing node is up and running, it can listen for ConsumerIden</text:span><text:change-end text:change-id="ct168722864"/><text:change-start text:change-id="ct168723392"/><text:span text:style-name="T7">tified messages and include any Set/Report Time event IDs seen in its list. Nodes that newly attach or restart will emit these automatically. <text:s/>So long as the clock-producing node isn't marked as a Simple node, these will be forwarded to it.</text:span></text:p>
      <text:p text:style-name="Standard"><text:change-end text:change-id="ct168723392"/><text:change-start text:change-id="ct168723744"/><text:span text:style-name="T7">The process to find all consumers when the </text:span><text:change-end text:change-id="ct168723744"/><text:change-start text:change-id="ct168721552"/><text:span text:style-name="T7">clock-producing node becomes active on an already existing OpenLCB network is simi</text:span><text:change-end text:change-id="ct168721552"/><text:change-start text:change-id="ct168725376"/><text:span text:style-name="T7">lar, it just involves querying the entire network:</text:span></text:p>
      <text:list xml:id="list7062108975218224877" text:style-name="L9">
        <text:list-item>
          <text:p text:style-name="P33"><text:span text:style-name="T7">Send a </text:span><text:change-end text:change-id="ct168725376"/><text:change-start text:change-id="ct168726432"/><text:span text:style-name="T7">Verify Node Global, and construct a list of nodes from the response</text:span></text:p>
        </text:list-item>
        <text:list-item>
          <text:p text:style-name="P34">At a suitably metered interval, send a IdentifyEvent to each node.</text:p>
        </text:list-item>
        <text:list-item>
          <text:p text:style-name="P33"><text:span text:style-name="T7">Construct the list of consumed event IDs from the re</text:span><text:change-end text:change-id="ct168726432"/><text:change-start text:change-id="ct168725472"/><text:span text:style-name="T7">sponse.</text:span></text:p>
        </text:list-item>
      </text:list>
      <text:p text:style-name="Standard"><text:change-end text:change-id="ct168725472"/><text:change-start text:change-id="ct168726240"/><text:span text:style-name="T7">There is currently no support to do a network-parallel query such as “Identify All Consumers of Event IDs in the following Range” due to buffer-manag</text:span><text:change-end text:change-id="ct168726240"/><text:change-start text:change-id="ct168730416"/><text:span text:style-name="T7">ement and network-load-scaling issues with it.</text:span><text:change-end text:change-id="ct168730416"/></text:p>
      <text:h text:style-name="Heading_20_2" text:outline-level="2">History and Numerology</text:h>
      <text:p text:style-name="Text_20_body">There are slightly <text:span text:style-name="T9">more</text:span> than 2<text:span text:style-name="T10">16</text:span> seconds in a day, and just <text:span text:style-name="T9">less</text:span> than 2<text:span text:style-name="T10">11</text:span> minutes. A 17-bit “seconds since midnight” format could be used, but it would still take three bytes, and is somewhat harder to read and display. It would keep the non-used code points together, perhaps better for expansion, but it's not clear how much time is going to expand. <text:change-start text:change-id="ct168726528"/></text:p>
      <text:p text:style-name="Text_20_body">By-seconds events allow much more precise timing, particularly at low fast-clock multipliers (clocks near real-time), but they result in too much traffic at high fast-clock multipliers (really fast <text:change-end text:change-id="ct168726528"/><text:change-start text:change-id="ct168730848"/>clocks). <text:s/>A <text:soft-page-break/>10 minute fast 24 hour cycle is <text:change-end text:change-id="ct168730848"/><text:change-start text:change-id="ct168729584"/>144 messages per second, more than 15% of CAN bandwidth. <text:change-end text:change-id="ct168729584"/><text:change-start text:change-id="ct168729680"/>Even faster rates, for example to do a fast recycle to prepare for a new sequence, would clearly saturate the bus. <text:s/>This has led to the choice of minute events, with seconds reserved for possib<text:change-end text:change-id="ct168729680"/><text:change-start text:change-id="ct168731072"/>le future consideration.<text:change-end text:change-id="ct168731072"/></text:p>
      <text:p text:style-name="Text_20_body">A denser format would be 5 bits hour, 6 bits minutes, 6 bits seconds all put consecutively, instead of in separate bytes. <text:s/>That still takes three bytes, but keeps the seven spare bits together.</text:p>
      <text:p text:style-name="P1">Commands to change the run/stop state and clock rate are broadcast as separate events. That's better than coding them in the time events themselves, because if e.g. rate was separate bits in the event, simple nodes could not be configured to recognize specific times.</text:p>
      <text:p text:style-name="P1">We're not sending events-with-only-minutes, or -only-seconds. <text:s/>Those make it easy to do something once a minute or once a second via consumer, but those are not to the only interesting intervals: <text:s/>Just do the calculation.</text:p>
      <text:p text:style-name="P1">Regardless of whether the clock sends seconds or minutes, small times can be maintained via a local timebase synched to the time broadcast and the rate messages. <text:s/>There's a limit to how pr<text:change-start text:change-id="ct168730080"/>e<text:change-end text:change-id="ct168730080"/><text:change text:change-id="ct168730176"/>cise this can be, but it is probably worth a factor of 10 and perhaps 100 in resolution. <text:s/>Using received time is much simpler, and the smallest time commonly used by fast clocks is the second. Since OpenLCB networks can handle 3-4 messages/second for a fast clock with second resolution, it seems simplest to just broadcast the seconds.</text:p>
      <text:h text:style-name="Heading_20_2" text:outline-level="2">Future Work</text:h>
      <text:p text:style-name="P2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43"><text:s/>1 Introduction<text:tab/>1</text:p>
          <text:p text:style-name="P44"><text:s/>1.1 Served use cases<text:tab/>1</text:p>
          <text:p text:style-name="P44"><text:s/>1.2 Unserved use cases<text:tab/>2</text:p>
          <text:p text:style-name="P43"><text:s/>2 Specified Sections<text:tab/>3</text:p>
          <text:p text:style-name="P44"><text:s/>2.1 Introduction<text:tab/>3</text:p>
          <text:p text:style-name="P44"><text:s/>2.2 Intended Use<text:tab/>3</text:p>
          <text:p text:style-name="P44"><text:s/>2.3 Reference and Context<text:tab/>3</text:p>
          <text:p text:style-name="P44"><text:s/>2.4 Message Formats<text:tab/>3</text:p>
          <text:p text:style-name="P45"><text:s/>2.4.1 Set/Report Time Event ID<text:tab/>4</text:p>
          <text:p text:style-name="P45"><text:s/>2.4.2 Set/Report Date Event ID<text:tab/>4</text:p>
          <text:p text:style-name="P45"><text:s/>2.4.3 Set/Report Year Event ID<text:tab/>4</text:p>
          <text:p text:style-name="P45"><text:s/>2.4.4 Set/Report Rate Event ID<text:tab/>4</text:p>
          <text:p text:style-name="P45"><text:s/>2.4.5 Stop/Start Clock<text:tab/>5</text:p>
          <text:p text:style-name="P44"><text:s/>2.5 States<text:tab/>5</text:p>
          <text:p text:style-name="P44"><text:s/>2.6 Interactions<text:tab/>5</text:p>
          <text:p text:style-name="P45"><text:s/>2.6.1 Event Identification and Reporting<text:tab/>6</text:p>
          <text:p text:style-name="P45"><text:s/>2.6.2 Slaving Clock Generators<text:tab/>7</text:p>
          <text:p text:style-name="P43"><text:s/>3 Background Information<text:tab/>8</text:p>
          <text:p text:style-name="P44"><text:s/>3.1 Multiple Clocks<text:tab/>8</text:p>
          <text:p text:style-name="P44"><text:s/>3.2 Configuration via a simple teach-learn UI<text:tab/>8</text:p>
          <text:p text:style-name="P44"><text:s/>3.3 Alarms<text:tab/>9</text:p>
          <text:p text:style-name="P44"><text:s/>3.4 Low-Bandwidth Clock Producers<text:tab/>9</text:p>
          <text:p text:style-name="P44"><text:s/>3.5 History and Numerology<text:tab/>9</text:p>
          <text:p text:style-name="P44"><text:s/>3.6 Future Work<text:tab/>10</text:p>
        </text:index-body>
      </text:table-of-content>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Times-Roman" svg:font-family="Times-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2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100%" fo:margin-left="0in" fo:margin-right="0in" fo:margin-top="0in" fo:margin-bottom="0in" fo:text-align="start" style:justify-single-word="false" fo:hyphenation-ladder-count="no-limit" fo:text-indent="0in"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100%" fo:margin-left="0in" fo:margin-right="0in" fo:margin-top="0in" fo:margin-bottom="0in" fo:text-indent="0in" style:auto-text-indent="false"/>
    </style:style>
    <style:style style:name="List_20_Contents" style:display-name="List Contents" style:family="paragraph" style:parent-style-name="Standard" style:class="html">
      <style:paragraph-properties fo:margin="100%" fo:margin-left="0.3937in" fo:margin-right="0in" fo:margin-top="0in" fo:margin-bottom="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5319in" style:type="right" style:leader-style="dotted" style:leader-text="."/>
        </style:tab-stops>
      </style:paragraph-properties>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RTF_5f_Num_20_2_20_1" style:display-name="RTF_Num 2 1"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2" style:display-name="RTF_Num 2">
      <text:list-level-style-bullet text:level="1" text:style-name="RTF_5f_Num_20_2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style:keep-together="true"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C3"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8" style:family="paragraph" style:parent-style-name="Footer">
      <style:paragraph-properties>
        <style:tab-stops>
          <style:tab-stop style:position="3in" style:type="center"/>
          <style:tab-stop style:position="6.5in" style:type="right"/>
        </style:tab-stops>
      </style:paragraph-properties>
    </style:style>
    <style:style style:name="MP9"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8pt" style:font-size-asian="8pt" style:font-size-complex="8pt"/>
    </style:style>
    <style:style style:name="MT3" style:family="text">
      <style:text-properties fo:font-size="9pt" style:font-size-asian="9pt"/>
    </style:style>
    <style:style style:name="MT4"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style style:name="Mgr2"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from-left" style:horizontal-rel="paragraph"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75" number:automatic-order="true">
      <number:month number:textual="true"/>
      <number:text> </number:text>
      <number:day/>
      <number:text>, </number:text>
      <number:year number:style="long"/>
    </number:date-style>
  </office:automatic-styles>
  <office:master-styles>
    <style:master-page style:name="Standard" style:page-layout-name="Mpm1">
      <style:header>
        <text:p text:style-name="MP1"><draw:custom-shape text:anchor-type="char" draw:z-index="10" draw:name="PowerPlusWaterMarkObject3" draw:style-name="Mgr1" draw:text-style-name="MP3" svg:width="6.5461in" svg:height="2.6185in" draw:transform="skewX (-6.73624118882305E-017) rotate (0.7853981633973) translate (0.222222222222222in 5.88819444444444in)"><text:p text:style-name="MP2"><text:span text:style-name="MT1">DRAFT</text:span></text:p><draw:enhanced-geometry svg:viewBox="0 0 21600 21600" draw:mirror-horizontal="false" draw:mirror-vertical="false"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 Time Broadcast Protocol Working Note</text:p>
      </style:header>
      <style:footer>
        <text:p text:style-name="MP4"><text:span text:style-name="Page_20_Number"><text:span text:style-name="MT2">Copyright 2013.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2"><text:tab/>Page </text:span><text:span text:style-name="Page_20_Number"><text:span text:style-name="MT2"><text:page-number text:select-page="current">11</text:page-number></text:span></text:span><text:span text:style-name="Page_20_Number"><text:span text:style-name="MT2"> of </text:span></text:span><text:span text:style-name="Page_20_Number"><text:span text:style-name="MT2"><text:page-count style:num-format="1">11</text:page-count></text:span></text:span><text:span text:style-name="Page_20_Number"><text:span text:style-name="MT2"> - </text:span></text:span><text:span text:style-name="Page_20_Number"><text:span text:style-name="MT2"><text:date style:data-style-name="N75" text:date-value="2013-03-31T20:13:49.99">Mar 31, 2013</text:date></text:span></text:span></text:p>
      </style:footer>
    </style:master-page>
    <style:master-page style:name="First_20_Page" style:display-name="First Page" style:page-layout-name="Mpm2" style:next-style-name="Standard">
      <style:header>
        <text:p text:style-name="MP5"><draw:custom-shape text:anchor-type="char" draw:z-index="0" draw:name="PowerPlusWaterMarkObject1" draw:style-name="Mgr2" draw:text-style-name="MP3" svg:width="6.5461in" svg:height="2.6185in" draw:transform="skewX (-6.73624118882305E-017) rotate (0.7853981633973) translate (0.00972222222222222in 5.30821303587052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2.798in" svg:height="0.9909in" draw:z-index="11"><draw:image xlink:href="Pictures/10000000000001310000006C5D84F6CA.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OpenLCB Working Note</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Time Broadcast Protocol</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7"><text:date style:data-style-name="N75" text:date-value="2013-03-31T20:13:51">Mar 31, 2013</text:date></text:p>
            </table:table-cell>
            <table:table-cell table:style-name="Table1.C1" office:value-type="string">
              <text:p text:style-name="MP7">Preliminary</text:p>
            </table:table-cell>
          </table:table-row>
        </table:table>
        <text:p text:style-name="Header"/>
      </style:header>
      <style:footer>
        <text:p text:style-name="MP8"><text:span text:style-name="Page_20_Number"><text:span text:style-name="MT2">Copyright 2013.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3"><text:tab/></text:span><text:span text:style-name="MT4">Page </text:span><text:span text:style-name="Page_20_Number"><text:span text:style-name="MT4"><text:page-number text:select-page="current">1</text:page-number></text:span></text:span><text:span text:style-name="Page_20_Number"><text:span text:style-name="MT4"> of </text:span></text:span><text:span text:style-name="Page_20_Number"><text:span text:style-name="MT4"><text:page-count style:num-format="1">11</text:page-count></text:span></text:span><text:span text:style-name="Page_20_Number"><text:span text:style-name="MT4"> - </text:span></text:span><text:span text:style-name="Page_20_Number"><text:span text:style-name="MT4"><text:date style:data-style-name="N75" text:date-value="2013-03-31T20:13:51">Mar 31, 2013</text:date></text:span></text:span></text:p>
        <text:p text:style-name="MP9"/>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 Technical Note</dc:title>
    <meta:initial-creator>Alex Shepherd</meta:initial-creator>
    <meta:creation-date>2009-01-22T07:11:27</meta:creation-date>
    <meta:editing-cycles>118</meta:editing-cycles>
    <meta:editing-duration>PT18H58M9S</meta:editing-duration>
    <meta:generator>OpenOffice.org/3.4.1$Unix OpenOffice.org_project/341m1$Build-9593</meta:generator>
    <dc:date>2013-03-31T20:13:50</dc:date>
    <dc:creator>Bob Jacobsen</dc:creator>
    <meta:document-statistic meta:table-count="6" meta:image-count="1" meta:object-count="0" meta:page-count="11" meta:paragraph-count="322" meta:word-count="4775" meta:character-count="28040"/>
    <meta:user-defined meta:name="Info 1"/>
    <meta:user-defined meta:name="Info 2"/>
    <meta:user-defined meta:name="Info 3"/>
    <meta:user-defined meta:name="Info 4"/>
  </office:meta>
</office:document-meta>
</file>